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8.05pt"/>
    </style:style>
    <style:style style:name="co2" style:family="table-column">
      <style:table-column-properties fo:break-before="auto" style:column-width="58.34pt"/>
    </style:style>
    <style:style style:name="co3" style:family="table-column">
      <style:table-column-properties fo:break-before="auto" style:column-width="43.94pt"/>
    </style:style>
    <style:style style:name="co4" style:family="table-column">
      <style:table-column-properties fo:break-before="auto" style:column-width="72.7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news_title</text:p>
          </table:table-cell>
          <table:table-cell table:style-name="ce1" office:value-type="string" calcext:value-type="string">
            <text:p>is_fak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nald Trump Sends Out Embarrassing New Year’s Eve Message; This is Disturb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runk Bragging Trump Staffer Started Russian Collusion Investigati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heriff David Clarke Becomes An Internet Joke For Threatening To Poke People ‘In The Eye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Is So Obsessed He Even Has Obama’s Name Coded Into His Website (IMAGE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pe Francis Just Called Out Donald Trump During His Christmas Speech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cist Alabama Cops Brutalize Black Boy While He Is In Handcuffs (GRAPHIC IMAGE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resh Off The Golf Course, Trump Lashes Out At FBI Deputy Director And James Come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aid Some INSANELY Racist Stuff Inside The Oval Office, And Witnesses Back It U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er CIA Director Slams Trump Over UN Bullying, Openly Suggests He’s Acting Like A Dictator (TWEET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Brand-New Pro-Trump Ad Features So Much A** Kissing It Will Make You Sick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pa John’s Founder Retires, Figures Out Racism Is Bad For Busines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Paul Ryan Just Told Us He Doesn’t Care About Struggling Families Living In Blue State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d News For Trump — Mitch McConnell Says No To Repealing Obamacare In 2018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Lindsey Graham Trashes Media For Portraying Trump As ‘Kooky,’ Forgets His Own Word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eiress To Disney Empire Knows GOP Scammed Us – SHREDS Them For Tax Bil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ne Deaf Trump: Congrats Rep. Scalise On Losing Weight After You Almost Di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Internet Brutally Mocks Disney’s New Trump Robot At Hall Of President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eller Spokesman Just F-cked Up Donald Trump’s Christma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NL Hilariously Mocks Accused Child Molester Roy Moore For Losing AL Senate Race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Senator Gets Dragged For Going After Robert Muell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 A Heartless Rebuke To Victims, Trump Invites NRA To Xmas Party On Sandy Hook Anniversar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Y GOP State Rep. Commits Suicide Over Allegations He Molested A Teen Girl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ghan McCain Tweets The Most AMAZING Response To Doug Jones’ Win In Deep-Red Alabama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NN CALLS IT: A Democrat Will Represent Alabama In The Senate For The First Time In 25 Year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: It Wasn’t Sexist For Trump To Slut-Shame Sen. Kirsten Gillibrand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picable Trump Suggests Female Senator Would ‘Do Anything’ With Him For Campaign Money (TWEET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cused Child Molesting Senate Candidate Roy Moore Sides With Putin Over Reagan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Fox Host Calls For A ‘Cleansing’ Of The FBI, And To Arrest Everyone Investigating Trum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beral Group Trolls Trump At Roy Moore Rally In The Best Possible Way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n Jr. Tries To Mock Al Franken’s Resignation, Backfires Immediatel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AKING: Cop Finally Gets His Due, Walter Scott’s Killer Sentenced To Prison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Is This Proof Trump Is Unfit for Service?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Completely SCREWS The Middle East Peace Process, Just Another Wednesday For Him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Only Cares About Trump; Why He Is Recognizing Jerusalem Toda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Trump Supporting Coal CEO Upset Trump Is Wiping Out ‘Thousands’ Of Coal Mining Job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tting GOP Senator Has Had ENOUGH, Donates To Alabama Democrat For Senate (IMAGE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National Committee: Better A Pedophile Than A Democrat In The U.S. Senat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nald Trump’s Eating Habits Could Be Dramatically Affecting His Wellbeing And Our Safet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ohn McCain Wanted Another 74 Twitter Followers, But His Plan Backfired Miserably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is Sarah Huckabee Sanders Tweet About Attacking The FBI Hasn’t Aged Wel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BI Agents Destroy Donald Trump After He Attacks The Agency And James Come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‘Ghost Of Witness Flipped’: Hilarious SNL Skit Takes Trump Into His Own Private Holiday Hell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aked Email Proves Trump Officials Aware Russia Had ‘Thrown The USA Election’ To Trum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ust Admitted He Knew Flynn Lied To The FBI Before He Asked Comey To Drop The Investigati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 This Awesome Mashup of Michael Flynn Leading The ‘Lock Her Up’ Chant As He Goes Off To Court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Panics Knowing Flynn Is Going To Take Them Dow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AKING: Michael Flynn CRACKS – Will Testify To Mueller Against Trump Himself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Gets An Epic F**ck You From Britain Over His White Supremacist Retweet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is Hilarious Campaign Ad Shows Voters How They Can Avoid Scandalous Elected Official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oe Scarborough: It’s Not Our Imagination – Trump Really Is Losing His Mind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urces Confirm Robert Mueller’s Office Interviewed Jared Kushner Several Weeks Ago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ends Crazy-Time Tweet To The Wrong Account After Losing His Sh*t Over World Leader’s Remark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mericans Once Elected A President After He Was Accused Of Raping A 13-Year-Old Gir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Biggest KKK Fan Is Back, And He Just LOVED Those Anti-Muslim Tweets This Morn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pent The Night Retweeting A White Supremacist Convicted Crimina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an Hannity Is Throwing A Stage-4 Temper Tantrum Over The Photo He Posed For (IMAGE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s Give Trump A Big F**ck You After He Attacks Them In Insane Twitter Ran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akes Up To Scream At Black People After Hurling A Racial Slur Yesterda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upporters Object To Prince Harry’s Recent Engagement For Terrible Reasons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le Honoring Native American Code Talkers, Trump Called Elizabeth Warren ‘Pocahontas’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-Trump Group Is Now Using Pictures Of An Obama Rally To Make Trump Look Popula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itbart Editor To CNN Host: A Song By Ringo Starr Proves Roy Moore Isn’t A Pedo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er Obama Photographer Takes Trolling Trump To A Whole New Level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ust Back From A Golfing Vacay, Trump Says He’s Done More Than Any President Ev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wo Weeks Before Election, Trump Still Defends Accused Child Molester Because TAXES, Y’al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inciples Over Power: Why Republicans Need To Do What’s Right To Remain Relevan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: Everything You Heard Me Say On The Access Hollywood Tape Never Happen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NN BLISTERS Trump After He Attacks Them For Bad Representation: ‘That’s Your Job’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an Hannity Gets Wrecked For Yelling At Time Magazine For Calling Out Trump’s Li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me Magazine Humiliates Trump After He Lies About Awar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vanka Defends Malia Obama From Attacks, Her Dad’s Fans Won’t Stop: ‘She Looks Like A Baboon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sters Launch Insane Conspiracy Theory About The Boot On John McCain’s Foo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y GOP Operative Endorses Doug Jones Over ‘Bigoted, Deviant’ Roy Moore In Senate Race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Retired Alabama Cop: We Were Told To Keep Roy Moore Away From High School Cheerleader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w York Times Reports There’s An Actual Russian Agent In Congress And He Has A Code Nam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x News Bans Gene Simmons For Life For Harassing Staff Off Camera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Nicolle Wallace Takes Trump To The Woodshed For Backing Pedophile Moor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stor Goes Full Y’all Qaeda Defending Roy Moore: He Only Wanted Teen Girls For Their ‘Purity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National Security Adviser Reportedly TRASHED Him – This Is Epic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Favorite News Channel Tries To Soothe His Battered Ego – Gets Taken To The Cleaner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xas Governor Just Broke With Trump; This Is Unprecedent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ervative ‘Christian’ Leader Kept A Sexual Assault Secret For A Republican Lawmak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P Senator Caught On Hot Mic Trashing His Own Party Over Roy Moore And Donald Trump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nald Trump Is Destroying The Country’s Reputation And Here’s Proof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ust Got His P*ssy Handed To Him By New Zealand’s Female Prime Minist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aos Ensues After Man Accidentally Shoots Himself And Wife In Church During Gun Safety Talk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w Accuser Confirms She Got Roy Moore Banned From The Mall (VIDEO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y Moore Is Asking People To Snitch On The Media And He’s Getting Trolled HARD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dmin. Tosses Out Another Obama Rule – His Sons Can Be Even Worse Douchebags Now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Internet Lights Up After The Pentagon Accidentally Retweets A Call For Trump To Resig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ti-Gay GOP Rep Gets BUSTED For Having Inappropriate Relations With A Man In His State Offic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at Time Trump Mocked Marco Rubio For Drinking Water Just Came Back To Haunt Him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Corporate CEOs SHOCK Trump’s Economic Adviser With Truth About GOP Tax Cut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xas Sheriff Threatens To Jail Truck Owner For Anti-Trump Sticker (SCREENSHO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Delusional Trump Fans Lash Out At Fox Host For Reporting Facts Of Uranium One Dea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y Moore Supporting Republican LOSES It After Being Called An Extremis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at Story Trump Just Told The Press About Obama And Air Force One NEVER Happen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is 4-Year Old Tweet From Donald Trump Shows Us He’s AT LEAST As Perverted As Roy Moor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OPS: Trump Judicial Nominee Didn’t Tell Congress About Marriage To White House Attorne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Laughs After Philippine Leader Calls Journalists ‘Spies’ In Country Where Journalists Are Routinely Murder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Joe Biden Just Wrecked Trump In Six Words And It’s Hilariou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STED: Leaked Documents Prove Trump Took Laundered Money From Russian Bank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verted GOP State Rep. Corners Lobbyist, Tries To Force Her To Help With His ‘Raging B**ner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l Of Roy Moore’s Former Colleagues Knew He Liked ‘Dating’ Teenage Girl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Christian Right Founder Condemns Them For Supporting Nazis And Sexual Misconduc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ervative ‘Christian’ Leader Defends Pedophile GOP Candidate Roy Moor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hrows Intelligence Community Under The Bus To Side With Putin Despite Strong Evidence Of Russian Meddl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is Old Mike Pence Tweet Sure Is Uncomfortable Now That The G In MAGA Means Grop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an Hannity Just Said Child Molestation Is OK If It’s ‘Consensual’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wsweek Just Made Their BEST Cover Ever And People Are Freaking Ou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abama Republican Just Defended Pedophilia Using The Bibl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P Senate Candidate Turns Out To Be A Disgusting Child Molest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Democrats Have Been Sneaking Around Behind GOP’s Back To Unravel Trump Administrati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nday’s Massacre In Texas Bumped Columbine Out Of The Top Ten Deadliest US Mass Shooting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an Hannity Barely Spends 6 Seconds On Last Night’s Drubbing – Revisits Trump ‘Victory’ Instea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ine Voters Tell Trump To Go F*ck Himself, Expand Medicaid Through Obamacar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Rick Santorum Torches Trump For Not Taking Responsibility For Electoral Bloodbath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eething After Humiliating Virginia Elections, Throws Ed Gillespie Under The Bu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Resistance Just Gave Trump A Huge F**CK YOU On Election Nigh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Justice Dept. Realizes Prosecuting Woman For Laughing Is Stupid – Drops Case Entirel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r. Goes Full Dumba** On Twitter By Promoting Wrong Day Of Virginia Electi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ust Openly Called For A Third World War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OPS: Trump Agrees That People Like Him Should Be Treated ‘Harshly’ For Milking Their Countr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ss Texas Gave A VERY Unexpected Answer When Asked About Trump, And Republicans Are Furiou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Is Trying To Make Facebook Give Him Personal Info Of People Who Criticize Him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ltiple Witnesses Confirm: The Pee Pee Tapes Are Rea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x News Just Completed Transformation Into Safe Space For Fragile, Snowflakey Donald Trum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ells Japanese Diplomats He Never Knew There Were So Many Countries In The Worl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test From Conservatives: God Was Answering Victims’ Prayers By Letting Them Get Sho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niversity Of Texas Police Kick Humiliated Nazis Off Campus Before They Could Start Troubl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ssian Lawyer Drops Bomb On Donald Trump Jr.; Alleges Direct Pay-To-Play Attemp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Republican Lawmaker Claims Forcing Women To Have Babies Will Help The Econom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meone Tried To Cash In On Antifa With These $375 Jackets And Twitter Had A Field Da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or Delivers SCATHING Rebuke To His GOP Colleagues – ‘No One Is Safe’ Because Of You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Reminder Of How Much The NRA Has Spent On Trump In Wake Of ANOTHER Mass Shoot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7 People Murdered In Texas Mass Shooting, And Trump’s Response Is Classic Racis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ent To Japan And Immediately Proved He Knows Zilch About How Missiles Work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Walls Close In On Trump As His Disgraced National Security Adviser Faces Indictment From Team Muell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er Watergate Prosecutor: Mueller Could Gag Trump On Russia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P Lawmaker Links Abortion To The Economy In One Bizarre And Horribly Offensive Rant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waiians Had The Perfect Signs To Infuriate Trump When He Landed Ther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ants The Supreme Court To Punish Lawyers Who Win Cases Against His Administrati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ypocrite Ivanka Trump HUMILIATED For Calling For End To Sexual Harassment While Predator Dad Is In Japan With H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fter Pulling NFL-Related Ads, Papa John’s Gets An Unlikely Sponsor Of Their Own: Nazi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ke Pence Gets A Special Gift In His Office Mail Every Month, And He Probably Burns It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ith Just Two Words, GOP Congressman ADMITS He Doesn’t Answer To His Constituent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ne Hero Made Donald Trump Panic And Made Twitter Celebrate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rah Huckabee Sanders SHREDDED By L.A. Times For Truth-Twisting – This Is Brillian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Energy Secretary Has An Idea For Stopping Sexual Assault – This Is INSAN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eff Sessions: Oh, You Mean THAT Russian Contact. I Remember Now!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‘Alt-Right’ White House Reporter Gets Fooled By Fake Tweet, Reports Upcoming Civil Wa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pa John Attacks The NFL And First Amendment After His Sh*tty Pizza Loses Him A Small Fortun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Is Literally Sabotaging The Case Against The NYC Terrorist By Not Keeping His Mouth Shu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4 Reasons Why This Little-Known Trump Aide Is More Dangerous To Trump Than Paul Manafor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er Ambassador Accuses Trump Of Violating Constitution Every Time A Diplomat Visit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Is Throwing Jared Kushner Under The Bus Over Mueller Indictment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ssians Fooled Dumbass Conservatives With Meme Of Hillary Fistfighting Jesu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uck Schumer Just NUKED Trump For Blaming Him For Terrorist Attack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 GOP Senator Almost Knock Over American Flags As He Dodges Indictment Questions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Trump’s Chief Of Staff John Kelly Just Admitted That He Doesn’t Think There Was Anything Wrong With Slaver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gal Community SCHOOLS Trump’s Lawyer For Claiming Collusion Is Not A Crim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Hannity Loses His Sh*t And Refers To Hillary As ‘President Clinton’ During UNHINGED Ran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th Meyers Summed Up Monday’s Events Perfectly [VIDEO]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is 2016 Hannity Tweet Is Now Like A Knife In The Back For Trum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w Sh*tty Of A Birthday Must Ivanka Trump Be Having?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uilty As Hell Paul Manafort And Rick Gates Enter ‘Not Guilty’ Pleas In Russian Collusion Scandal (TWEET/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is Is What Fox News Considered ‘News’ As Everyone Else Covered Indictment Of Trump Camp Manag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cists’ Heads Will Explode When They Find Out White-On-White Crime Is High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cCain Has The Best Laugh He’s Had In 80 Years When He’s Asked THIS About Donald Trum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ttempts By Trump To Pardon Anyone Indicted By Mueller Could Backfire On Him In A BIG Wa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ere’s What We ALL Need To Do If Trump Moves To Fire Mueller And Shut Down The Russia Prob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Numbers Are In: States, Insurers Literally Say Obamacare Trainwreck Is TRUMP’S Faul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llary Hilariously Ribs Fox Hosts For Their Insane Obsession With ‘Impeaching’ Her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Internet Wrecks Tomi Lahren For Halloween Costume Which Violates U.S. Flag Cod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‘DO SOMETHING!’: Trump Panics As Mueller’s Investigation Closes In On Him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llary Clinton TOTALLY Just Rubbed ‘Indictment’ Rumors In Trump’s Big Orange Face (SCREENSHO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witter Just Banned A Major Trump Ally For Threatening Journalists (SCREENSHO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f You’re Looking For Ways To Irritate Trump, Here Are Some Tips (IMAGE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AKING: The First Charges Have Been Filed In Mueller’s Russia Investigati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Puerto Rico Contract With Two-Man Energy Company Is Corrupt As F*ck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Former White House Official Suggests On Hannity That Hillary Clinton Should Be Execut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ust Closed The Office That Coordinates Russia Sanction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et Another Asshole Just Rammed A Bunch Of Protesters With His Car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udge Who Barred A Mom From Seeing Her Baby For A Year Over Unpaid Fees Resign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ust Got Banned From The Place Where He Proposed To Melania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ohn Lewis Has the PERFECT Birthday Message For Hillary And Trump Will Be FURIOUS (TWEET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lo Yiannopoulos Tells Aussies To Vote Against Marriage Equality Weeks After His Own Gay Wedd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ICE Thugs Stop Ambulance Taking 10-Year-Old Girl With Cerebral Palsy To Surger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t-Right Trump Lover Loses His Sh*t, Kills His Own Dad For Calling Him A Nazi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This Amazingly Aware Company Has Created A Brilliant Way To Document Trump’s Dangerous Tweet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lania Trump Hit With SERIOUS Side-Eye After Telling Black Kids To Respect Each Oth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ets His Pants Over Bob Corker Again, Corker Alerts The White House Daycare Staff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P Senate Candidate Says Kids Were Murdered At Sandy Hook Because His God Was Angr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John McCain Mocks President Bone Spurs Over His Draft Deferment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ldier’s Widow Finally Speaks: ‘It Made Me Cry Even More’ — Trump Calls Her A Liar IMMEDIATEL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rsing Textbooks Recalled And Apology Issued For Racial Stereotypes Related To Pain Managemen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CREAMS On Twitter After Seeing A Poll On Fox New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nd John Kelly Just Got RIPPED APART By A Medal Of Honor Recipient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RA Releases Fascist Ad Calling All Trump Critics ‘Saboteurs’ Whose Future Is ‘Failure’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akes Credit For Releasing JFK Files, But The Bill Requiring It Was Passed 25 Years Ago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ill Maher Takes Down Trump’s Lying Chief Of Staff In BLISTERING Rebuke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Reporters DRAG Sarah Huckabee Sanders In Brilliant Fact-Check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wastika-Covered Guy Gets Punched In The Face Outside Nazi Rally And It’s Beautiful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Gets His A** Handed To Him By British Lawmakers For Lying About Rising Crime Rate In UK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Brags he Owns An ‘Original Renoir’, Yet The Real Painting Is Hanging In A Chicago Galler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ichard Spencer’s Fascist Goon Squad Couldn’t Keep Florida From Laughing His Nazi Ass Off The Stag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. Virginia Halloween Store Boasts Shockingly Racist Costume Display Featuring Pres. Obama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w Report PROVES Voter Suppression Handed Trump Wisconsin And Possibly The Whole Electi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George W. Bush Calls Out Trump For Supporting White Supremac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‘Fake Melania Trump’ Conspiracy Theory Is Taking The Internet By Storm And It’s Everyth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HUMILIATED As WH Walks Back His Attack After Soldier’s Mom Confirms His Insensitive Phone Cal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HINES Like A B*tch On Twitter After NFL And Democrats Tell Him To Go F*ck Himself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Finally Delivers On Promised Phone Call To Soldier’s Wife, Says The Most Disgusting Thing EV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d Bless Whoever Is Photoshopping These Hilariously Long Ties Onto Donald Trum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wn Defends Official After Wife’s ‘N*gger’ Rant On FB, Says People Who Shared Post ‘Just As Bad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cCain Responds With Zero F*cks To Give Over Trump’s Threa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 In ‘I Stand For The National Anthem’ Shirt Thinks American Flag Is A Lawn Chai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s ‘Me Too’ Posts Flood Social Media, Video Surfaces Of Trump Bragging About Hiring A ‘HOT’ Teenag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bert De Niro Attends Charity Event, Tears Into That ‘Motherf***er’ Donald Trum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tanists Brilliantly Troll Anti-Gay Baker By Requesting A Birthday Cake For Lucifer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CC Rebukes Trump, Refuses To Dismantle First Amendment Over His Petty Tantrum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ffany Trump Is Sad As Hell After Whole Family Completely Forgot Her Birthda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Van Jones Scorches Insane Republican Who Think’s Trump’s Chaos Helps His Agenda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stler Owner Is So Fed Up With Trump That He Is Offering $10 Mill For Dirt To Get Him Impeach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dministration Tries To Fix His Dumbest Statement Yet, Fails MISERABLY (IMAGE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fter Whining About NFL ‘Disrespect,’ Trump Laughs And Jokes During Military Ceremon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Pro-Trump Pastor Tries To Rap Attack On Eminem And It’s F*cking Hilarious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erto Rico’s Governor Pleads For Help After Trump Threatens To Abandon Recovery Effort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Finalizes Betrayal Of LGBT Community With First Speech To Hate Group By A Presiden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ust Made A Major Threat To The Press, Jake Tapper’s Response Is Perfect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House Dem Has Had ENOUGH, Formally Starts Impeachment Proceedings Against Trum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hreatens To Shut Down NBC In Early Morning Hissy Fi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Confirms Resident Nazi Stephen Miller Is An Even Bigger Scumbag Than You Knew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MA: It’s ‘Not Our Job’ To Deliver Food And Water Relief To Puerto Rico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ust Asked The Most Unqualified Person Ever To Join His NAFTA Renegotiation Team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P Lawmaker: Republicans Are Freaking Out About The ‘Dysfunction’ In The White House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EXPLODES In Twitter Tantrum That Proves He’s Mentally Unfit To Be Presiden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lack Man Beaten By Nazis At Pro-Trump Rally So Naturally Cops Charged HIM With A Crim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ker Has Last Word On Day Care Donnie: ‘On The Path To WWIII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nce Joins Trump’s NFL Whinefest, Leaves Colts Game In A Huff Over Police Brutality Protest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f This Missouri Senate Candidate Is For Real, He’s A Real Subhuman Scumba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Fox Anchor Chris Wallace Rips NRA Stooge A New One For Lying About Gun Contro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utgoing GOP Senator BLISTERS The ‘Adult Daycare Center’ That Is Trump’s White House (TWEET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ne Of Trump’s ‘Very Fine People’ Extradited To Charlottesville After Brutal Assaul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zis Whine Over Impending Release Of An Anti-Nazi Video Game (VIDEO/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New Low: Trump Exploits Las Vegas Shooting To Raise Money For His Campaign (TWEET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‘Charlottesville 3.0’: Nazis Descend Upon College Town For Another Torch-Lit Rally (TWEETS/IMAGE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ervative Dream Come True: Judge Grants Rapist Joint Custody Of Victim’s Chil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hines About Late Night Hosts Making Jokes About Him, Accuses Them Of Conspiring With Democrat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Bucks GOP Leadership Again, Runs Back Into The Arms Of Chuck And Nanc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rnet Collectively Cringes After Photographer Snaps Pic Of Trump’s Nutsack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Mike Pence’s Photo Op With Puerto Rico Survivors Just Went TERRIBLY Wrong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RPRISE: The People Behind ‘Fearless Girl’ Statue Were Cynical, Greedy, Anti-Feminist Me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Kicks Off Hispanic Heritage Month By Saying ‘Puerto Rico’ In Fake Accent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 Staffer Explains Trump’s ‘Calm Before The Storm’ Comment, Proves He Shouldn’t Be POTUS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anks To Trump The U.S. Economy Lost Jobs For The First Time In 7 Year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LC Cops Murder Crying Suspect, Shoot Him In The Back AND Taser Him Without Even Pursu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ti-Abortion Republican Just Aborted Himself From Offic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Justice Department Just Said It’s Legal To Discriminate Against Transgender Peopl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Senate Banking Committee Held An Equifax Hearing, And The Monopoly Man Showed U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 The Wake Of Las Vegas, The GOP Are Finally Beginning To Support Gun Contro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larious Video Shows The Moment Bernie Discovered He’s Related To His SNL Impersonato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LOSES HIS SH*T On Twitter Because The Media Told The Truth About Him Agai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ti-Abortion Republican Cheated And Tried To Get His Mistress To Have An Aborti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IRS Just Decided They’re Going To Give All Your Info To Equifax After They Got Hack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alks Into Church In Puerto Rico, Starts Throwing Paper Towels At The Crowd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t Robertson Says If We’d Only Worship Trump, Las Vegas Never Would’ve Happen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In Puerto Rico Disgustingly Tells Puerto Ricans It’s Costing Too Much To Save Them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Trump Blames Puerto Ricans For Recovery Effort Problems While Giving Himself An A+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ill O’Reilly Writes INFURIATING Blog Post On Las Vegas Massacre – It’s Absolutely Vil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untry Guitarist Who Survived Vegas Shooting Changes Mind On Gun Control: ‘How Wrong I Was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ami Police Union Leader Joins Other Conservatives In Bashing NFL For Las Vegas Massacr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: Mass Shootings Will Stop If Americans Unite And Pray For Peac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raldo Rivera To San Juan Mayor Carmen Yulín Cruz: ‘I Don’t See People Dying’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RA Terrorist Organization Remains Silent After Worst Mass Shooting In American Histor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vernight Las Vegas Attack Is Deadliest Mass Shooting In American History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ust Dedicated A F**king GOLF TROPHY To People Who Are Suffering In Puerto Rico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49ers Defy Trump, Kneel During Anthem In Solidarity With Colin Kaepernick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a Party Superstar Gets WRECKED After Obama ‘N****r’ Twee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Kamala Harris Takes Trump To The Black Church In SCATHING Takedown Of His Attacks On Black Athlete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BA Kowtows To Racists, Orders Players To Stand For Anthem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. Joe Kennedy Torches GOP Congress For Screwing Over Low-Income Kid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lly Curt Schilling Blasts ‘Horrifying’ Recovery Efforts In Puerto Rico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Lashes Out At Puerto Ricans, Calls Them ‘Ingrates’ In Self-Congratulatory Tweet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ries Shaming NFL With Video Of Hockey Fans Standing For Anthem And Humiliates Himself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nald Trump Congratulates Himself On Winning Election And Asks For Donations While Puerto Ricans BEG For Hel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upporter Tries To Burn Steelers Flag, Hilariously Can’t Figure Out Fire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ama’s Head Of Disaster Relief TRASHES Trump’s Response To Puerto Rico (TWEET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le Americans In Puerto Rico Are Dying, Trump Is Golfing And Tweet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hrows A Hissy Fit At His Golf Course As Criticism Over Puerto Rico Response Grow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o-Nazi Website Loses Its Domain AGAIN And Its Nazi Owner Is Losing His Damn Min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Is Too Incompetent To Handle Disaster On An Island, But Obama Handled One Just Fin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HHS Secretary Stole Over $1 Million From Taxpayers And Now He’s Unemploy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P Senator Just Smacked Down The Most Punchable Alt-Right Nazi On The Interne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Once Laughed About Being More Worried About A Marble Floor Than A ‘Dying’ Ma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w Mexico Is Erasing Actual Science From Their Science Standard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Adviser Who Wrote Trump’s Tax Plan Says You Will Be Able To Buy A NEW Car For $1,000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gh Schools Start Caving To Trump – Will Punish Athletes Who Won’t Stand For National Anthem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Press Secretary Falls Apart, Exposes His Lie About Obamacare Vote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ounded Veteran CONDEMNS Trump For Using Him As Prop To Attack NFL Player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AKING: Jared Kushner Is Really A Woman And There Are Documents To Prove I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War Veteran John McCain DESTROYS Draft-Dodger Trump’s Anthem Protest Whin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Is So Embarrassed His Candidate Lost He’s Deleting Tweets And Praying You’ll Forge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Is So Bad Hillary Is Telling Him How To Be President And He’s Doing What She Say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Worst Possible Person Just Won Alabama’s Runoff For U.S. Senate, And It’s All Trump’s Faul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ser Trump Fails Miserably Again As ‘Monday Night Football’ Ratings Soa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ill Be Furious Because The IRS Is Sharing Info With Special Counsel Muell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ne Republican Senator Is So Fed Up With Trump He’s Retiring In 2018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ur Star General Blisters Trump Over NFL Anthem-Tantrums: ‘Put Me Down With Kaepernick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care Is Officially Dead, Senator Collins Confirms She’s Voting No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‘We Know Where You Live’: Trump-Loving Terrorist Threatens All Who Attack ‘The White Race’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Only Pittsburgh Steeler To Stand For National Anthem Speaks Out, And Trump Fans Will HATE I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 Takes Trump To The Woodshed In Fiery Speech Defending NFL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x News Just Proved Trump Is Using Fake Video To Try To Start War With Ira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GOP Senator Yawns As Disabled Healthcare Protesters Are Being Dragged Away By Cop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rget Just Made A Major Move That’s Going To Blow Conservative Minds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Governor Helped Kill 11 Elderly People By Deleting Their Messages Begging For Hel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ople Upset By NFL Players ‘Disrespecting’ The Flag Do It CONSTANTLY, According To The Flag Cod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illion Dollar Company Tells Employees How They’re Allowed To React On Social Media To 46% Pay Cut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uckerberg Was Personally Warned About Russian Meddling By Obama And He Completely Blew It Off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‘Racist, Fascist, White Supremacist’: Former NFL Star Chris Kluwe Scorches Trump Over His Attacks On Athelete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ver 500 NFL Players Plan To Tell Trump To F*** Off Today In The Best Way Possibl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lden State Warriors Coach Just WRECKED Trump After Attack On One Of His Player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Trump’s Treasury Sec. Steve Mnuchin Says NFL Players Have No Right To Free Speech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Declares War On NFL In Early Morning Twitter MELTDOW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ust Threatened To Murder 25 Million People Because Words Offended Him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er Director Of National Intelligence Says Russia Interference Casts Doubt On Trump’s Wi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lin Kaepernick’s Mother Fires Back At Trump For Calling Him A ‘Son Of A B*tch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Bill Maher Hilariously Explains Why Trump Ditched McConnell And Ryan For Chuck And Nanc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Making It Harder To Sign Up For Obamacare On Purpose, Even If The GOP Doesn’t Pass Anyth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Insults John McCain For Refusing To Strip Healthcare From Millions Of American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hines That The Media Wouldn’t Film His Crowd In Alabama – CNN Makes A Fool Out Of Him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Senator STUNS In Town Hall, Admits GOP’s ObamaCare Repeal Will Fail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caramucci TV Appearance Goes Off The Rails As Show Brings Special Guest To Mock Him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chelle Obama Opens A Can Of Whoop A** On Trump Without Ever Mentioning His Nam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AKING: John McCain Breaks With His Best Senate Friend, Will Vote No On Graham-Cassidy Deathcare Bill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caid Directors Of All 50 States Issue Joint Statement Slamming GOP Health Bil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HHS Sec. Latest To Be Caught Spending HUNDREDS OF THOUSANDS Of Tax Dollars On Luxurie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Regrets, Move Over: ‘Sassy Gay Republican’ Is All Of The Healthcare Angst We Need Right Now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eller’s Latest Request In Russia Investigation Is Going To DESTROY Trump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eef Jerky Company Just Bit Off More Than It Can Chew With Direct Appeal To Nazis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ti-Porn GOP Florida Lawmaker Was Just Caught Porning On Twitt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n Coulter Calls For Assembling ‘Death Squads’ To Kill Undocumented Immigrants (AUDI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ama Just Made A VERY Powerful Statement About Trump’s Attempts To Repeal Obamacare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Morgan Freeman Uses His Brilliant Movie Scripting Skills To Explain Just How Dangerous The Russia Scandal I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udicial Nominee: Transgender Children Are Part Of ‘Satan’s Plan’ Of ‘Destruction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POLOGIZED To Dictator After Protesters Attacked His Guards’ Fists With Their Face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lobal Survey HUMILIATES Trump After He Claims World Leaders Loved Everything He Said At United Nation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UN Speech May Have Been Terrible, But The Faces Of Other Representatives Were Priceles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cist Charleston Church Shooter Seems To Think He Is Entitled To A Literal White Supremacist As His Public Defend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ust Became First President In Modern History To Use Campaign Funds For Criminal Defens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e Can’t Afford To Feed The Poor But We’re Spending $700 Billion Per Year To Kill Peopl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Doesn’t Want You To Know About This Study That PROVES Refugees Contribute To Our Econom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Senate Candidate Thinks If You Don’t Believe In God You Deserve To Be Sho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y Moore Wants To Be Alabama’s Senator, But He Can’t Stop Being A Giant Racis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lifornia Assembly Passes MAJOR Legislation To Keep Trump Off The Ballot In 2020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NN’s Don Lemon: Trump Shouldn’t Get Apology From ESPN Until He Apologizes For Racism Against Obama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chael Flynn Begs For Donations On Twitter, Gets Wrecked By The Interne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Trump Brags About Himself And Trump Tower During Remarks At United Nations Headquarter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our Local News Station Might Be Turning Into A Pro-Trump Propaganda Network Right Before Your Eye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Humiliated As John McCain Slams Their Latest Attempt To Repeal Obamacare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t’s Time To Stop Excusing Trump Supporters And Start Shaming Them For The Awful People They Ar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Posts Disgusting Video Of Himself Viciously Assaulting Hillary Clint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stor Decides Straight Couple Can’t Even SUPPORT Marriage Equality, Cancels Their Wedd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P Implodes As California Passes Bill To Make Congress Censure Trump’s Racism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upporters At ‘Mother Of All Rallies’ MASSIVELY Outnumbered By Marching Juggalo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ill Maher Turns GOP’s ‘States’ Rights’ Nonsense On Its Head In EPIC Defense Of Liberal States’ Defiance Of Trump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hio Fireman In Deep Sh*t For HORRIBLE Remarks About Saving ‘N*****s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h, How The Handsome Have Fallen: Gainesville ‘Hot Cop’ Turns Out To Be Hiding Some Nazi Tendencie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NN Host Abruptly Ends Segment After Fox Sports Guest Makes DISGUSTING Trump-like Comment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hio Fireman Suspended Indefinitely Over Extremely Racist Facebook Post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ere’s What Companies Admit They Will REALLY Do With Money They Save From Trump’s Tax Break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Viral Video Of Tomi Lahren Being Called A ‘Racist Piece Of Sh*t’ To Her Fac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Security Guard Shoots Himself, Blames Nonexistent Black Guy ‘With A Small Afro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Claims He Has Done More Against ISIS Than Obama, The Scorecard Says He Is Ly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Fans Are Crying In Their Milk After Their Hero Breaks Yet Another Promise To Them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other Russian Turns Up Dead – He Actually Saved The World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co Rubio Just Had The Most Hilarious Reaction To Trump Touching Him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Vows To Save America From ‘Curse’ Of Functional Health Care System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ust Bragged About The Size Of His Hands At Hurricane Irma Relief Event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cist GOP Rep. Steve King Goes BALLISTIC Over Trump’s DACA Dea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id Rock Just Had His First Political Rally, And It Was Worse Than You’d Imagine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PN Reporter Says Trump’s Supporters Are White Supremacists, They Use Her Facebook Page To Prove She’s Right (IMAGE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AKING: Martin ‘Pharma Bro’ Shkreli Has Bail Revoked, Hauled To The Slamm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cDonald’s Manager To Hispanic Customer: ‘Can You Spell Deportation?’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Trump Administration Is Helping Scam Universities Steal Money From Their Student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AKING: Someone Else Connected To Trump Is Under Investigation For Colluding With Russia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wardly ESPN Won’t Stand Up For Black Reporter Who Spoke The Truth About Trump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xas Trump Fan Threatened To ‘Whip’ Black Man ‘Like The Slave You Are’ Before Executing Him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Supremacist Marine Kicked Out Of The Corps After Being Busted Doing Nazi Stuff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hamefully Uses Hurricane Devastation To Promote Tax Cuts For The Wealth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ainsaw MASS-acre: This Nun Is Doing More For Irma Victims Than Leather-Face Trum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Russian Politician Gloats On LIVE TV That Putin Stole Our Electi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OPS: Trump Forgets That He’s A Twitter Obsessed Narcissist Who Talks About Himself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orter Destroys Trump’s Homeland Security Advisor On Climate Change, This Is Brilliant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Florida Pizza Hut To Irma-Fleeing Employees: You Will Be Disciplined If You Leav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ver Forget: Donald Trump Bragged About Having The Tallest Building In Manhattan After 9/11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x News Just Compared Slave Owners To 9/11 Victims. Seriously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Praises Coast Guard’s Hurricane Relief For All The Wrong Reasons, What He Said Is Awful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orida GOP Official Tried To Murder A Teen With A Claw Hammer, Refuses To Resig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‘Shoot At Hurricane Irma’ Facebook Event Taken Too Seriously, So Police Had To Issue A Warn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Black Driver Bravely Shames Cop Who Drew His Gun Over A Turn Signal Infracti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unior TOTALLY Staged This Awkward Photo For The NYT, And Twitter Loves I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w Hampshire Cops Intent On Protecting Sadistic Racist White Teens Who Tried To Lynch A Biracial Bo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wo Florida Lawmakers Just Voted Against Hurricane Relief As Irma Strikes Their Stat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w Study Proves That Trump Supporters Are Racist, Infuriated By Black People (IMAGE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d Cross Raises Tens Of Millions And You Won’t Believe What They’re Feeding Hurricane Victim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‘Pharma Bro’ Faces Prison Time For Offering To Pay People To Assault Hillary Clint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other Pervert Out At Fox News Over Allegations Of Sexual Harassmen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Official Gets Asked A Simple Question About Global Warming. Her Response Is Unbelievable.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quifax Is Tricking Consumers Into Waiving Their Right To Sue Over Data Breach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ith Irma About To Strike Florida, Trump Begs For Donations To His Re-Election Campaig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ve ‘All American’ Football Players Booted From Team With Black QB After KKK Displa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HUMILIATES Republicans In Latest Hissy Fit After Siding With Democrats On Debt Ceil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P ‘Moderate’ Under Attack From The Far Right Will Not Seek Re-electi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n Trump Jr. Testified To The Senate Today And They Don’t Seem To Believe A Word He Sai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gas Cops Take Cheap Shot At Michael Bennett, Say ‘Hiding’ During Shooting Is Probable Caus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AKING: Under Trump’s Leadership FEMA Could Run Out Of Money By Tomorrow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ust Accidentally Admitted Climate Change Is Real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ells DACA Recipients Not To Worry And Gets Thrashed By The Interne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NN And MSNBC Destroy Trump, Black Out His Fact-Free Tax Reform Speech (TWEET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ells The Dakotas: I Will Make The Drought ‘Go Away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ebook Just Confirmed Russia Spent At Least $100k On Ads To Influence Electi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Humiliated As DACA Decision Practically Kills His Presidency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ahawks Star Has Even MORE To Protest Before Games After Police Brutality In Vega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irlines Immune From Price Gouging Laws In Florida, Royally Screwing Evacuee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orida Sheriff Exploits Desperate Hurricane Victims, Will Arrest Anyone With A Warrant Seeking Shelt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Says ENOUGH Of Trump’s Racism, Will Force Him To Go On Legal Record Condemning White Supremacist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Brags About Hurricane Size As Florida Braces For Disast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G Sessions Persuaded Trump To End DACA, Then Race-Baited His Way Through The Speech That Killed I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tin Breaks Up With Trump In HUMILIATING Public Split: He Is ‘Not My Bride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stor Who Prayed At Trump’s Inauguration Takes DACA Decision To The Woodsh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ama Pens STUNNING Response To Trump’s Cold-Blooded Move On DACA – Trump Fans Should Be Asham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taffers Admit Their Boss Has No Idea What DACA I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uth Dakota Republican Rigs Upcoming Election For Herself By Personally Purging Democratic Voter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Own Diversity Council Member Fact-Checks Him On DACA: ‘He’s A Liar’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ther Of DACA Recipient Who Died Rescuing Flood Victims Refused Entry Into U.S. To Bury Her S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CNN Majorly F*cks Up, Has White Supremacist Weigh In On DACA Pane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core Conservative Republican Senator BLASTS Trump’s Decision To Kill DACA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picable Trump Announces An End To DACA, Will Kick 800,000 Kids Ou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Panics On Live TV, Can’t Say Trump Is Capable Of Handling North Korea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fense Secretary Mattis Speaks Over Incompetent Trump’s Threats To North Korea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dministration Is Already Talking About Withholding Harvey Ai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‘Cherished’ Letter Obama Left Him When He Took Over, Then Did The Opposite Of What It Sai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Kellyanne Conway’s Latest Gushing About Trump Will Make America Vomi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TUPIDLY Attacks A Major U.S. Ally Before Threatening North Korea With Wa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tops Praising Coast Guard’s Harvey Efforts To Viciously Attack The Media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rolls Turn On GOP Moderates: ‘You’re Gonna Get Primaried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t’s Become Obvious Trump Is Filming PR Video With Hurricane Shelter Visit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Brags About Hand Size While At Hurricane Shelter, And It’s Beyond Weird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‘Responsible Gun Owner’ Pulls Weapon On Woman In Argument Over School Supplie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ssian TV Host Just Admitted Russia Elected Trum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tt Damon Just Revealed A HUGE Secret About How Narcissistic Trump Really I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y Suspicious Smoke Is Billowing Out Of Closing Russian Consulat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-DOJ Lawyer Just Dropped The Most Depressing Truth Bomb About The Trump Administrati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Involvement In Houston Chemical Plant Explosion Will Set Your Hair On Fir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xas Republican Rejects Canadian Offer Of Real Help For Hurricane Victims, Asks For Prayers Instea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sycho Cop Drags Handcuffed Nurse From Hospital For Not Letting Him Violate Patient’s Right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d Up With Congress, Trump Just Put A Big Nail In Obamacare’s Coffi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other Trump Official Decides It’s A REALLY Good Time To Resig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Second Favorite Sheriff Just Very Suddenly Resign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ellyanne Conway Immediately Regrets Defending Trump, Humiliates Herself On Live Television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Guy Donald Trump Called ‘My African-American’ Thinks Trump Is Horrible For Black Peopl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.H. Admits Trump Lied: Never ‘Witnessed Horror And Devastation’ Caused By Harvey ‘First Hand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n Rather: Mueller’s Russia Investigation Has Trump ‘Seized With Fear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ough About Texas, Let’s Talk Taxes: Trump’s Priorities Shift To Breaks For The Rich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‘Really Likes’ The Idea Of A Violent Uprising When He’s Impeach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Confidante Confirms: The Donald Doesn’t Want To Be President Anymor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ust Threw A Colossal Hissy Fit On Twitter, Now He Looks More Incompetent Than Ever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ypocrite Ivanka Gets SKEWERED For Approving Dad’s Move To Kill Obama Pay Equality Rule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orgia Republican Threatens To ‘Disappear’ Democrat Over Monuments To Slaver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Judge Just Gave Sarah Palin Some Very, Very Bad New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at Time Mike Pence Begged Congress Not To Fund Hurricane Katrina Relief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cko In Texas Wants To Make A Buck Off Harvey Disaster, And It Might Land Her In Hot Wat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d Cruz Awkwardly Explains Why Texas Should Have Federal Relief Money But Not Victims Of Hurricane Sand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CE May Soon Be Able To Destroy Records Of Immigrant Detainee Sexual Abuse And Death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Exact Same Texas Lawmakers That Voted Against Hurricane Relief Are Now Begging For Hel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ven Back In 1993, Donald Trump Was Getting Shut Down With His Nazi Bullsh*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Nickname White House Aides Have For Ivanka Is Going To Seriously Piss Off America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P Runs Out Of Good Things To Say About Trump: ‘He’s An Asshole, But He’s Our Asshole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re’s A Bill In The House That Would Completely Shut Down The Russia Investigati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Goes On Psychotic Mexico Rant During News Conference, Mexico Responds PERFECTLY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ven As Trump Rips Their Country On Twitter, Mexico Offers Help With Hurricane Harve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UNBELIEVABLE Reason Trump Pardoned Arpaio As Hurricane Harvey Was Bearing Dow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visers Are Now Warning Donald Trump About Impeachmen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ried To Distance Himself From His ‘Senior Advisor’ Who Promised Russia Would Help Get Him Elect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nald Trump Was Looking To Build A Trump Tower In Moscow While He Was Running For Presiden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ric Holder Just Hilariously Called Trump Out On Arpaio: Obama Never Asked Me To Drop A Cas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hoenix Newspaper Breaks The Internet In Brutal Tweetstorm On Former Sheriff Joe Arpaio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Po: Trump Tried To Get Sessions To Let Racist Sheriff Joe Arpaio Off The Hook Months Ago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Calls Out Anti-Fascists By Name, But FBI And DHS Say The Alt-Right Acts Like ISIS — And Goes Unmention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gusting Trump Is Using Hurricane As An Opportunity To Deport Peopl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ne More Nazi Resigned From Trump’s White, House; Will Newly Pardoned Arpaio Replace Him?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AKING: Trump Goes Full Racist AGAIN, Pardons Sheriff Joe Arpaio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n The Day A Hurricane Is About To Hit Land, Trump Signs Order Making Floods Wors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NC Staffer Assigned To Finding Positive Stories About Trump Says Take This Job And Shove I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ants It Both Ways, But You Can’t Pass The Most Bills If ‘They’ Won’t Let You Pass Bill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ORT: Mueller Hot On Trump’s Trail, Has Built His Own ‘Miniature Justice Department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Dem Wants GOP On Record: Stop Gov’t Spending At Trump Propertie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upporter Laura Ingraham FAILS With Fake Photo Of Trump’s Sh*tty Rally Crow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Latest Retweet Is Actually The Best Possible Metaphor For His Presidency (IMAGE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Kellyanne Conway Very Upset Hillary Clinton Is Not Doing Trump’s Job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x And Friends Completely Panics And Cuts Segment Short Because A Democrat Showed Up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ul Ryan Sharpens His Backstabbing Knife, Prepares War With White House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bis Cancel Annual Call With President Over Trump’s Open Support Of White Supremacist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e May Soon Know The Sources Of Christopher Steele’s Trump ‘Dossier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 The War Against ISIS, Trump Is Already Responsible For More Civilian Deaths Than Obama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nt To Ride On Air Force One As A Senator? Then Be Prepared To Vote For Trump’s Health Care Bil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l Hell Breaks Loose At First Charlottesville City Council Meeting Since Nazi Rall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upporter In Phoenix Just Threatened John McCain’s Lif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YT Bombshell: Trump And McConnell Not Speaking; McConnell Questioning Trump’s GOP Futur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Tucker Carlson Just Heaped Praise On Trump For Looking Directly At The Eclips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old More Than A Thousand Documented Lies In Only Seven Months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Catholic Nun Gives Paul Ryan A Biblical Beatdow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ormfront Founder’s Son Sounds Alarm About Trump And Nazis: ‘He Salvaged Their Message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eve Mnuchin’s Spoiled Wife Just Went Apesh**t Over Criticism From A Random Instagram User (IMAGE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d Ron Paul Just Confuse Al-Qaeda With ISIS, Or Does He Simply Not Know The Difference?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gressional Black Caucus Signals That They Absolutely Intend To Impeach Trum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dy-Slamming Republican Thought He Was Too Important To Be Booked, Printed, Judge Says No Wa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n Paul Blames Obama For A Stock Market Crash That Hasn’t Happened Ye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P Lawmaker Blames Obama For Staging Racist Mayhem In Charlottesvill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witter Has Absolute Field Day Laughing At Trump For Blinding Himself During Eclips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nald Trump Never Met A Disaster He Couldn’t Make Much Wors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ousands Of Advertisers Are Fleeing From Fake News Site Breitbar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Response To USS John S. McCain Collision Was Just Heartles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cret Service Officially Can’t Afford To Pay Agents Thanks To Trump’s Constant Golf Trip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nnon Takes His ‘Weapons’ At Breitbart; Smears ‘Quran Kissing’ McMaster In Scathing Hit Piec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One Major Reason Trump Won’t Give Up On His Support For White Supremacist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fter Charlottesville GOP Asks Supporters How Trump Is Doing: Great, Good, Or Just Okay?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witter BURNS Trump For Thanking White Supremacist Steve Bannon In Post Attacking Hillary Clint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KK Leader Threatens To ‘Burn’ A ‘N****r’ Journalist During Off-The-Rails Interview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ACP: Bannon May Be Gone But Trump Is Still A Raging Bigo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ignation Letter To Donald Trump Has Secret Message To Resistanc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ven After Charlottesville, If You Hit Protesters With A Car, Republicans Want To Protect You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nnon Allies: Breitbart Return Imminent, Gear Up For War On Trump’s ‘Democrat White House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 Arnold Schwarzenegger Take On Nazis And White Supremacists In Scathing New Video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ven Robert E. Lee Didn’t Want Confederate Monuments To ‘Keep Open The Sores Of War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ORTS: Charlottesville Fallout Was The Final Nail In Bannon’s Coffi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kCupid Wins The Internet With PERFECT Response To The Charlottesville Neo-Nazi On Their Site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amber Of Commerce Exec Makes Trump Pay For Charlottesville, Urges Charities To Boycott Mar-a-Lago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 Gore Has The PERFECT Piece Of Advice For Donald Trum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er Business Partner Predicts Prison For Trump Once He Tells Authorities What He Know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P Implodes As Trump Launches Nasty Public Fight Against Top Republican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Not Willing To Defend Trump On-Air According To Fox’s Shep Smith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vanka’s Rabbi Breaks Ranks, Roundly Condemns Trump On Charlottesvill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 This Nazi Cry Like A Little B*tch After Realizing He Might Be Arrested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Republican Jewish Coalition Loves Trump So Much They FINALLY Condemned Nazi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Doubles Down Via The Law, Moves To Protect White Supremacists From Law Enforcemen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nald Trump Tried To Manipulate Stock Market Against One American Company; It Worked For A Few Hour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p Republican Grows A Backbone After Charlottesville, Blames Trump For Dividing America (IMAGE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ay Aiken Says He Was A ‘F*****g Dumbass’ For Thinking Trump Wasn’t Racis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er US Labor Secretary Has Dire Warning: Trump Is Trying To Start A Civil Wa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ven Robert E. Lee’s Great-Great Grandson Wants Statues Torn Dow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tch McConnell Takes Aim At Trump For Praising Nazi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ama Tweet Makes History, And Trump Will HATE The Reason Wh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Are Lashing Out At Trump Over His Disgusting Press Conference: ‘Apologize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ustice Department Is Going After Anyone Who Even THOUGHT Of Protesting Trum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Is FUMING Over Bad Charlottesville Press, Becomes A Terror In The White House (TWEET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KK Grand Wizard David Duke THANKS Trump For Championing White Supremacy At Unhinged Press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e Finally Came Out And Said It: Trump Calls Protesters As Bad As Nazi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Lashes Out At CEOs, Suggests He’ll Replace Them With Ones Who Support His Racism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Goes ‘Home’ To Trump Tower After Racism Condemnation, IMMEDIATELY Retweets Alt-Right Lead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testers Welcome Trump Home To His Golden Tower With The Best #RESISTANCE Display Yet (IMAGE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x Host Goes Rogue, Shreds Trump’s ‘Cowardly And Dangerous’ Charlottesville Remarks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Crushed As Ex-KKK Leader Bashes Him For Finally Calling Out White Supremacy In Charlottesville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NN Reporter Just Asked Trump The One Question We’ve All Wanted To Hear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ight-Wing Extremist Tries To Repeat Oklahoma City Bombing As Nazis Terrorize Charlottesvill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Actually Think White People Face More Oppression – Seriously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ven Foreign Leaders Are Responding To Charlottesville Better Than Trump Di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Lashes Out At Black CEO For Resigning From Manufacturing Council After Charlottesville Murd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x News Asks This Man For Pictures Of New York Solidarity March – His Response Is PRICELES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ama Just Made A Surprise Appearance At A Rap Show And Twitter Can’t Handle I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arlottesville Vice-Mayor Responds To Trump’s Silence On White Supremacy, This Is BRUTAL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rtured Snowflake Ivanka Trump Just Blocked A CONGRESSMAN On Twitt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deau Does What Trump Can’t, Calls Out White Supremacy In America (TWEET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zi Website Praises Trump’s Pathetic Response To Charlottesville Violenc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llary Puts Trump To Shame With Powerful Response To White Supremacist Riots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vanka Finally Breaks With Daddy, Strongly Denounces White Supremacists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uspects Bannon Is The White House Leaker. But Who Leaked THAT?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sident Obama Says What Trump Cannot Say Following Murder In Charlottesvill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co Rubio Calls Out Trump For His Refusal To Acknowledge The Heinous White Supremacist Violenc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ust In: One Dead After Trump-Loving Nazi Uses Car To Mow Down Dozens Of Peopl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Is Now Talking About Going To War With Three Countrie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Goes Mental On Threats To North Korea, This Is His Most Dangerous One Yet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DC Hotel Raised Price And Made Millions In Months Off His Presidenc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Rhetoric Just Resulted In A Trillion Dollar Economic Loss Worldwid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is Old Tweet From Trump Reveals The REAL Reason He’s Trying To Start A Wa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Is Raising Your Healthcare Premiums, And That’s A Fac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nald Trump Just Announced Another Position For Ivanka And Americans Are Outrag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tin Just Spit In America’s Face And Trump THANKED Him For It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AKING: Republican Senate Hopeful Speaks His Mind, Says Putin Is Right, America Is Evi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tarted A War With McConnell And The Oldest GOP Senator Is Coming For Him Guns Blaz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Comes For McConnell AGAIN With Latest Statement: ‘Fulfill My Campaign Promises For Me Or Quit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nald Trump Doubles Down On Korea Threat; Says He Wasn’t Tough Enough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itbart Editor Gets Roasted Alive On Twitter After Saying Images Of Lady Liberty Are An ‘Attack On The Right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Demands Mitch McConnell ‘Get Back to Work’ While Vacationing From Vacati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AKING: It Was Manafort Who Told Gov About Trump Jr. Russian Meeting – And Trump Is Coming For Him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ries To Blame Obama For North Korea Mess, It Immediately Backfires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och Changes His Tune, Says Reporter ‘Absolutely’ Recorded Him Without Permissi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perate For Members, White Supremacists Beg Rally Goers To Make It ‘Sexy’ – No Jok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AKING: FBI Carried Out Warrant On Republican Congressman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#TrumpChicken Is Now Trending And These Tweets Are Hilarious (IMAGE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Golfs While Threatening Nuclear War, Then Tries To Cover It Up (IMAGE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AKING: North Korea Responds To Trump Threats, Crossing Trump’s Red Lin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is Fantastic Obama Speech Shows Us How A REAL President Would Be Acting Right Now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lania Gives Up On Cyberbullying After Trump’s North Korea Threats, Turns To Drug Addicti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lmart Forced To Apologize After Store Tells Kids To ‘Own The School’ With Gun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tally-Not-Running-For-President Pence Signals Yet Again He’s Running For Presiden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ivists Brilliantly Troll Chickenhawk Trump Behind The White House (IMAGE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lies Abroad: Trump Is A ‘Laughingstock,’ Childishly ‘Obsessed With Obama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ama Admin Official Just Humiliated Trump By Calling Out His Nuclear Weapons Li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ides Scramble, Say Donald Trump’s Threats Weren’t Serious, ‘Just His Mood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T’S ON: Toddler Trump Hears Critical McConnell Statements, Promptly Starts To Lose It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Sleazy Shot Trump Just Took At Manafort Proves He’s Terrifi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t’s Happening: FBI Carries Out Predawn Raid On Trump Associate’s Home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Brags About How Powerful America’s Nuclear Arsenal Is In Scary Twitter Pos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0 Reasons Donald Trump And Kim Jong-Un Are Basically The Same Pers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an Hannity Swears He’ll ‘Stop Petty Political Disagreements For 12 Hours,’ Miserably Fails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orge Takei’s Latest Twitter Poem Roasts Trump’s Idiotic North Korea Statement To Perfection (TWEET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Has Been Wanting To Nuke North Korea For At Least 18 Years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‘Might Have Been Faked By Liberals’: Top Adviser Defends Trump’s Silence On Mosque Bomb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cCain Opens Up A Can Of Whoop A** On Trump For Threatening North Korea With Nuclear Wa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 Public, Trump Calls The Investigation A Witch Hunt – In Private He’s Trying To Influence Muell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Brilliant Solution To Opioid Crisis: Just Tell Youth ‘No Good, Really Bad For You’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NC Chair’s Comment Reveals Why Republicans May Never Turn On Trum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P Explodes As Mitch McConnell Directly Blames Trump For Republican Failures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ust Threatened Nuclear War And The Internet Exploded With Outrag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nald Trump Is Acting Just Like Kim Jong: Threatens NK With Nuclear Wa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Real, Damning Reason Trump Opened Fire On Blumenthal Via Twitter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Anne Frank Center Just Nailed Trump To The Wall For His Latest Hitler-Like Move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t Robertson Is Having A Total Meltdown And It’s All Thanks To Rachel Maddow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ctims Of Terrorist Attack Question Lack Of Presidential Suppor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derly California Man Just Savaged A GOP Congressman To His FAC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Leaker-In-Chief Just Tweeted Classified Info To His 35 Million Follower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or Who Has Accomplished Nothing Is Very Upset People Think He’s Accomplished Noth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aking: MAJOR Action Taking Place At Trump Tower As Activists Project Messages, Demonstrate (IMAGE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ree Days Before Trump Calls For More Police Brutality, Young Protester Is Violently Removed From Trump Rall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fficial GOP Twitter Account Went Fully Delusional And Americans Are NOT Letting Them Live It Down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ey Trump Fans: Trump Hasn’t Improved The Economy One Single Bit, And Here’s Proof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aked Secret Government Report Shows Massive Impact Of Climate Change On The United State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Loves To Say The New York Times Is ‘Failing’ – So They Just Effortlessly Embarrassed Him With Simple Number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in, Rain Go Away: Toddler Trump Throws Record-Breaking Tantrum Because He Can’t Golf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verage Trump Cabinet Member Stands To Profit By Hundreds Of Thousands From Tax ‘Reform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Senator Predicts Trump’s Next Big Legislative Push Will Fail Just Like Trumpcar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ve Times Five-Time Draft Dodger Donald Trump Insulted Those Who Actually Serv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nald Trump Just Tweeted An Incredibly Obvious Lie And Got Fact-Checked In Real Time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ort: Corrupt Wall Streeters Are Three Times More Likely To Go Unpunished Under Trum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ey Trump Supporter And Major Donor: Trump Is ‘Incompetent,’ ‘Disaster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t’s Official: The United States Government Is Censoring Climate Data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ld Man On Vacation Angrily Live-Tweets Show He ‘Never Watches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litary Veterans HUMILIATE Trump For Attacking Senator’s Military Recor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FCC Makes Major Move To Put His Propaganda On Every American TV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orge Takei Just Lasered Trump With Some Perfectly Timed Expert Advice (TWEET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Posts INSANE Tantrum About The Media While Supposedly ‘Working’ On Vacati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t Took A Democratic Governor To Finally Call The Mosque Bombing Terrorism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Kill Trump’s Dream To Repeal Obamacare, Ready To Work With Democrats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 Gore Tells Bill Maher: Get Rid Of Electoral College, ‘Time For A Popular Vote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ellyanne Conway On Trump Administration’s Lies: But What About Benghazi!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er FBI Agent: ‘Stay Tuned’ Because Mueller Is Hot On Trump’s Trail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MBSHELL REPORT: GOP Looks To Dump Trump, Secret 2020 Shadow Campaigns Already Underwa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Panics Over Russia Scandal, Kisses Up To Sessions After Trashing Him For Weeks (TWEET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is State Is Honoring Obama And Sending A Middle Finger To Trump At The Same Time – You Can Bet He’ll Be Fum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MELTS DOWN On Vacation, Tries To Pretend He’s Actually Working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thetic: Trump Actually Needs A General To Babysit Him Constantl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cCain Exposes How Capitol Hill Republicans REALLY Feel About Trum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D NEWS For Trump: His White Voter Base Just Abandoned Him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other Fox Host Just Got Busted Sexually Harassing Female Staff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ust Used His Twitter To Break The Law In The Dumbest Way Imaginabl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Russia Investigation’s Special Counsel Just Made Trump’s Problems A Whole Lot Wors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mboldened NRA Threatens New York Times: ‘We’re Coming For You’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ellyanne Conway Just Humiliated Herself On National TV, Displays STUNNING Incompetence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Respond To Trump’s Threats, Presidency In Freefall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member Trump’s Biggest Campaign Promise? Yeah, Well, He Was Just Kidd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uck Todd Has No F*cks To Give, Says Jeff Sessions Can Take His Threats And Shove I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Fox Host Calls For Revolt If Grand Jury Indicts Trum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Has Had Enough Of Trump’s Obstruction, Handcuffs His Ability To Appoint An AG To Fire Muell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wsweek’s Latest Cover Effortlessly Demolishes ‘Lazy’ Trump, Meltdown Imminent (IMAGE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Gun Industry Is Hating Trump And The GOP, And The Reason Why Is Hilariou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anks To Trump, ‘Local Milk People’ Is Trending, And That’s Not Weird AT AL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p Republicans TRASH Trump’s Immigration Proposal, GOP In Pieces (TWEET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ORT: Team Trump Ordered Border Patrol To Defy Members Of Congress In Original Muslim Ba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stralia Prime Minister Tells Trump To Man Up And Accept Refugees Because ‘A Deal’s A Deal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Got Another Totally Real Letter From A Not Fake Kid Who Loves Him And No One’s Buying I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cCain Just BRUTALLY Called Out Trump For His Hypocritical Support Of Russia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w Dramatic Poll Shows Just How Much Trump Has Humiliated Americans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Experiments With State-Run TV And Gets Laughed Off The Interne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eller Brings In Bribery Specialist To Crack Open Trump’s Russian Piggy Bank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elsea Clinton Teaches Trump How To Treat The White House With Respec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Humiliated By Being Forced To Sign Russia Sanctions Bill Which Limits His Pow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‘Auntie’ Maxine Waters’ Showdown In Senate Inspires Gospel Anthem For The Silenc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sh Ethics Lawyer Slams Trump: He Can’t Go ‘One Week’ Without Obstructing Justice [VIDEO]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ou Won’t Believe Who The White House Wants To Replace Scaramucci With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ndsey Graham Is Getting All War Tingly Again After Talking To Donald Trum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Most Hated Man In Corporate America Wants Scaramucci’s Job, Because Why Not?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STED: Fox News Worked With Trump To Circulate Fake News On Seth Rich Conspiracy Theor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P Congress Just Delivered Trump The Biggest Insult Possible; They Are Completely Ignoring Him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Put Himself In Deep Sh*t, Personally Drafted Statement Lying About Jr’s Russia Meet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White House Team Is So Dumb They Fell For Fake Emails (IMAGE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tails Are Emerging About The Mooch Firing And It Was Bruta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is Old Anthony Scaramucci Tweet Must Be VERY Uncomfortable Right Now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cret Memo Shows That Every Single Congressman Could Be Hit In Russian Investigati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ick Perry Is Mocked Over Nukes By Secretary Whose Job He Thought He Was Gett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In Chaos As Trump Fires Scaramucci After Only 10 Days On The Job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aziest Person In Congress Wants To Investigate Everyone BUT Trump; Maybe You’re On The Lis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Trump Really Does Think He’s On A West Wing Edition Of ‘The Apprentice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hines About Obamacare And Takes Credit For Obama’s Economy In Delusional Morning Ran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mi Lahren Blasts ObamaCare, Admits She’s Still On Parents’ Health Insurance [VIDEO]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oe Biden Proves He’s A MUCH Better Negotiator Than Trump; He Helped Save Obamacar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cCain F*cked Over Senate Republicans On Trumpcare In A Much Better Way Than We Already Knew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ine Waters Reveals The REAL Reason Pence Is Putting Up With Trump’s Madnes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d Nugent Breaks Civility Pledge With Unhinged Obama Rant For No Apparent Reas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t’s Not Over: Trump’s Tantrums Drive Senate GOP To Take Aim Yet Again At Healthcar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HUMILIATED As His Approval Rating Is Now Even Lower Than Clinton’s During Sex Scanda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Internet Hilariously Mocks Trump For Not Killing His Own Flies Like President Obama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Man Murders Cop And Racist Media Stays Silen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deral Court Rules Against Trump’s Unpresidential Twitter Behavior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w Report Says Trump Destroyed Scaramucci’s Marriag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AKING: Trump Kicks Reince Priebus Out Of White House (TWEET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caramucci’s New Yorker Interview Is More Than Just Gross, It May Be A Felon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dmin Deals STUNNING Threat To Alaska Over Their Senator’s ‘No’ Vote On ACA Repea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sane Racist Fired For Death Threats Against Muslims ‘Parked Too Close’ At Walmar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wards Woman The Medal Of Valor Then Kisses H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GOP Senate Just Set A Huge Trap For Trump; He’ll Be Screwed No Matter What He Doe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ic Twitter Hero Ted Lieu Taunts Trump Over Just-Passed Russia Sanction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thony Scaramucci Just Said Some Weird Stuff About Steve Bannon’s ‘C*ck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-Touted Wisconsin Deal Forces Taxpayers To Shell Out $3 Billi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P Senator Has Had ENOUGH: Firing Mueller Could End Trump Presidency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y Scouts Forced To Apologize On Trump’s Behalf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P Rep Blames Media For Trump’s Attacks On Session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White House IMPLODES As Kellyanne Conway Attacks Fellow Top Staffer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Gets HUMILIATED By His Own Joint Chiefs, Contradict His Transgender Ba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Scaramucci Flips Out Over White House Leaks, Sends Ominous Warning To Reince Priebu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Is Trying To Make It Illegal For Groups Of People He’s Screwed To Sue Him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Salary Donation Is Just Bullsh*t PR, And Here’s Wh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ill ‘Torture’ Sessions Every Day Until He Resigns: Repor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Approval Rating Takes Game-Changing Turn In 11 Pro-Trump States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nsgender Navy SEAL Hero Dares Trump: Tell Me To My Face I’m Not Worthy Of Serv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ttacks Sessions Again For Not Helping Him Obstruct Russia Investigati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Goes On Stunningly Bigoted Rant, Says He Will Not Allow Military Service Of Transgender Soldier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parently, Trump Is Sad He Has No Eric Hold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er CIA Chief Blasts Trump’s Speech To Boy Scouts: ‘Like Watching A Dictator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Lawyers Say Encouraging Reasonable Force Against Protestors Is 1st Amendment Righ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ays ‘Illegals’ Are Here To Chop Up Teen Girls With Knives Because Shooting Them Isn’t Painful Enough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he Might Be The Last Decent Republican In America, And This Audio From A Hot Mic Proves I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merican Psychoanalytic Association Gives Members Permission To Diagnose Trump’s Mental Health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p Republican Senator BLISTERS Trump For Demanding The DOJ Persecute Hillary Clint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Republican Lawmaker Has Finally Had Enough Of Trump’s Bullsh*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Has Total UNHINGED Scatter-Brained Mental Meltdown For The Entire World To Se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Gets Wrecked After Confirming Secret CIA Program On Twitter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ama Photographer BRILLIANTLY Trolls Trump’s Wildly Inappropriate Speech To The Boy Scouts (IMAGE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PO: Trump Planning To Go Around Senate To Replace Sessions With A Loyal Stoog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AKING: Desperate GOP Senators Drag John McCain Back To Washington For Trumpcare Vot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aking: Secretary Of State Debates Abandoning Trump, Fleeing Sinking Shi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nald Trump Whines, Swears And Talks Cocktail Parties — In A Speech To Childre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y American? Even Trump’s MAGA Gear Is Sold Via Canada, Not America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ust Made A Hugely Inappropriate Threat Over Trumpcare While Speaking To Boy Scouts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TF: Pentagon Sold Over $1 MILLION Worth Of Military Weapons To Fake Cop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Pick For Head Of DOJ Criminal Division Represented Russian Banks With Putin Tie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is Congressman Just Took A Stand Against Trump’s Corruption And Trump Will HATE I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gressional Black Caucus: Jeff Sessions Has Got To GO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rmany’s President Joins Chancellor Merkel In Sharp Criticism Of ‘Irritating’ Trum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CE Agent Spills: We’re Targeting Children For Detention ‘Because We Can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According To Trump, ‘Obama’care Is Somehow 17 Years Old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le Republican Blames ‘Female Senators’ For GOP Failure To Pass Health Law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vanka Trump Made Up Fake News About Albert Einstein And The Internet Will Never Let Her Live It Down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ushner: I Lied About Four Russian Contacts, But No Worries, I Didn’t Collud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ushner Takes The Only Life Boat, Watches Junior And Manafort Drown From The Shor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Demand Chelsea Clinton Be Questioned Over Benghazi, Hillary ‘Scandals’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Considering Firing Sessions And Replacing Him With Corrupt Trump Cron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w Trump Wants to ‘Drain The Sewer’ So The Internet Let Him Know He’s A Piece Of Sh*t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Are Trying To Destroy The Senate As We Know It, Taking Away Your Vote — Here’s How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Official Caught Exposing Himself Attacks Police Offic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Scaramucci Cried About How Hard It Is For Wall St. Elites, So President Obama CRUSHED Him – To His Fac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mber Of Congress Educates Trump: ‘Our Job Is To Check You, Not Protect You’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rrier Employee Speaks Out On Trump: ‘He Blew Smoke Up Our A**es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tired Colonel BLASTS Trump’s ‘Amateur’ Demand That Navy Sailors Support GOP Legislation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hines Incoherently About ‘Russian Witch Hunt’ And The Internet Laughs At Him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ellyanne Conway’s Meltdown Over Russia Is So Stupid You Have To See It To Believe It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dministration Gets Ready To Come After Cannabis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Jake Tapper Rips Scaramucci A New One For Using Trump As Source To Deny Russian Hack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chelle Obama Went To A Birthday Party, So Conservatives Called Her ‘Ghetto Trash’ (SCREENSHO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America: White Supremacist Blogger Given Job As Federal Judg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Viciously Attacks McCain: Give Me Your Job, You Clearly Can’t Do I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LL: Trump Is The Least Popular President Of All Time — And It’s Getting Wors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SA Chief On Trump’s Russia/US Cybersecurity Unit Plan: That’s A Terrible Idea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Want To Tax Democratic States More To Pay For Tax Cuts For The Rich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D NEWS For Trump: Memo Proves He Is Not Above The Law, Can Be Indict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Are Admitting They’re Fine With Treason As Long As They Wi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The New Man In Trump’s Life Is Kissing His A** Like Nobody Else Ever Ha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Campaign’s Old Tweet Comes Back To Bite Donald In The A** And It Is PERFEC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Republican Strategist BLASTS ‘Lawless’ Trum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nald Trump Just Tweeted His Most INSANE, Convoluted Rant Ever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ssian Lawyer Willing To Testify In Front Of The Senate ONLY If ‘Given Safety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ith Latest Hire, Trump Might’ve Just Gone To War With The NRA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P Senator Drops BOMBSHELL – House Intel Chair Spread Fake News About Surveillance To Help Trum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W: Kushner Lied About MILLIONS In Assets On Disclosure Forms, Over 70 Items Discovered Miss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AKING: Sessions Lied, Discussed Trump Campaign With Russian Governmen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nd Major Trump Team Shakeup In A Single Day; Trump’s Top Lawyer Resign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Legal Team In Uproar After He Forces Them To Attack Robert Muell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AKING: GOP Chairman Grassley Has Had Enough, DEMANDS Trump Jr. Testimon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ort: Trump Businesses Seeking Dozens Of Special Visas For Foreign Worker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ohn McCain Just Savaged Trump On Twitter (TWEET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ssian Lawyer At Trump Jr.’s Meeting Has Worked For Russian Spy Agenc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nnity Goes BALLISTIC After Conservative Group Humiliates Him By Rescinding Media Awar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Kellyanne Conway SMEARS Investigators To Give Trump An Excuse To Fire Them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orida Republican To Black Voters: ‘If You Don’t Like It Here, Go Back To Africa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ruption: Here’s How Donald Trump Is Breaking The Law And Profiting From The Presidenc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AKING REPORT: Trump Is Terrified; Asking Lawyers If He Could Pardon Himself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P Billionaire Issues HARSH Message To Congress: Impeach Or I’m Don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In A Panic As Deutsche Bank Plans To Turn Over Financial Information To Investigator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Gives Trump Jr. Ultimatum: Respond By Friday Or Face Subpoena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Indicates WH Previously Lied, Second Secret Putin Meeting Was ‘More Than Small Talk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eller Just Told Trump To F*ck Off With His Threats, Expands Probe To Trump Family Finance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ife Of The Japanese PM Epically Trolled Trump At G20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ust Attacked The DOJ, Gets His A** Handed To Him By Sally Yates (TWEET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2 Million Uninsured, Premiums To Double If Obamacare Repealed But Not Replac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Gets Brutally Reminded Of The Sh*tty Way He Treated McCain After Releasing Pathetic Statemen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Fans Scream That John McCain Should Die Because They’re All Terrible People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ama Just Showed Trump How Real Presidents Treat Their Former Opponent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 A GOP Member Of Science Committee Suffer Total Humiliation At Hand Of NASA Scientis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Rips Sessions Over Russia, Says He Never Should Have Made Him AG (AUDI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AKING NEWS: John McCain Diagnosed With Serious Illness, Americans Stunn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Campaign Manager Was In Debt To Shady Russian Interests, Obviously Compromis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 White House Conference Call About Iran, Staffers Talked About Blowup Doll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Department Of Justice Just Made A Move That’s Enraging Democrats AND Republican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-Chair Of Trump’s Voter Fraud Commission Says Trump May Not Have Been Legitimately Elected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ere Are 12 Tweets Trump DEFINITELY Regrets Send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pert Murdoch Told Roger Ailes To Help Elect ‘Anyone But Trump’ – ‘Even Hillary’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nald Trump Is Clearly Panicking; Avoiding The People Who Voted For Him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ss Than Half Of Trump Voters Believe Donald Jr. Met Russian Lawyer, Despite Admitting I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hrows Colossal Tantrum After America Finds Out About Secret Meeting With Putin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Eighth Person In Trump Tower Meeting Is Linked To Money Launder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e Trump Supporters Too Dumb To Know They’re Dumb? Science Says “Probably”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nd Putin Had A Secret Meeting After Their ‘Official’ On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White House Decides War Crimes Don’t Matter, Shuts Accountability Office Dow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Mitch McConnell Gets His A** Handed To Him For Whining On The Senate Floor Because Democrats Don’t Support Trumpcar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NC Official Retweets Article Calling For Sen. John McCain to ‘F*cking Die Already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hines Pathetically On Twitter Because His Crazy ‘Healthcare’ Bill Is Dead In The Wat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GOP’s Efforts To Kill Millions Through Trumpcare Might Finally Be Dea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Is Being Sued By A Watchdog For Mar-A-Lago Corruption: Will Visitor Logs Show Pay-To-Play?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Go Back To Basics: ‘Stop Asking About Russia Or We’ll Investigate Hillary Again!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Gets Trashed For Justifying Don Jr’s Collusion With Russia: ‘That’s Politics!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red Kushner’s Excuse For The Russian Meeting Would Get Most People Fir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x News Just Shared A Poll That Trump Is Going To HATE, Meltdown Inevitable (TWEET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mes Comey Is Doing Something That Will Have Trump Sh*tting His Pant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Goes Into Full Denial Mode During Temper Tantrum Over Historically Low Approval Rat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 One Chart, This Company Schooled Donald Trump On How To Treat Wome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x Host Goes After ‘Soulless’ Hillary Clinton, Chelsea’s Response Is PRICELESS (TWEET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Trump Campaign Paid Don Jr’s Lawyer A Vast Amount Of Money Just Before Scandal Broke (IMAGE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 Senator Calls Out Mike Pence For Telling A HUGE Lie About Trumpcar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‘Lie After Lie After Lie’: Fox’s Shep Smith Breaks Ranks, Goes Nuclear On Team Trump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orge Takei Takes Trump Jr. To The Woodshed For Colluding With Russia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uck Todd Goes Off On Trump, Says What Every American Is Thinking Right Now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mbshell Report Shows The Russian Meeting Was No ‘Nothing Burger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Rep. Steve King Stuns House Floor In Most Ignorant Anti-Trans Rant You’ve Ever See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mophobic Kansas Lawmaker Gleefully Harasses LGBTQ Students And Boasts About I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buses Power, Punishes Qatar For Refusing To Give $500 Million Loan To Son-In-Law Kushn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r. Also Met With Ex-Soviet Intelligence Officer To Get Dirt On Hillary Clint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hrows Twitter Tantrum Bashing Republicans For Not Taking Healthcare Away From People Fast Enough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Now Says Wall May Not Need A Wall To Cover Entire US-Mexico Bord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tole An Idea From North Korean Propaganda Parody Account To Push His Stupid Wall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cist Chicago Cop Who Beat A Handcuffed Black Woman Found With Trove Of Slur-Filled Website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test House Vote Proves Republicans Are Ready To Go Down With The Russian Shi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: ‘Most People’ Would Commit Treason Like My Son If Given The Opportunity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vid Letterman Is Sick And Tired Of Trump’s Constant Whining, Has PERFECT Solution To Stop I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#BringBackObama Hashtag Blows Up On Twitter As Americans Share Memories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Anderson Cooper Throws MAJOR Shade At White House Aide Over ‘Fake News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 Senator On Trump World: ‘They Lie As Easily As They Breathe’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lifornia Rep Gets The Ball Rolling, Files First Article Of Impeachment Against Trum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parently Donald Trump Has An Imaginary Xenophobic Friend Named Jim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Stuns CNN Host, Wants To Starve Americans To Pay For Trump’s Border Wall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mericans Gloriously Mock Trump After He Brags About How Little TV He Watches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 Experiences Surge In Hate-Based Incidents Since Trump’s Election, Particularly On College Campuse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oe Scarborough Is A Republican No More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ric Trump Gives DUMBEST Defense For His Brother’s Russia Scanda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nald Trump Finally Put ‘Make America Great Again’ To Song And It’s Gros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r.’s Lies About To Be EXPOSED; Meeting With Russian Lawyer Allegedly Record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r.’s Accomplice That Set Up Russian Meeting Checked In For It On Facebook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U.S. Constitution Just Ruined Trump’s Day: He’s Now Being Sued For His Twitter Activity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iot Donald Trump Jr. Just Released Russian Email Chain — He’s Toast (IMAGE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se Charts Show Why We’re All Screwed Under The GOP Health Care Bil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orld Leaders Decide They Don’t Need The U.S. To Move Forward On Climate Chang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Response When Told He Should Stop Tweeting Makes Him Sound Like A Whiny Toddl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ke Father, Like Son: Trump Jr. Wakes Up Tweeting Desperate Nonsense About The Press And Democrat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r. Was Told Before Meeting That Putin Wanted To Help His Daddy Wi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r.’s Latest Move Proves That Russia Investigation Is Closing In On Trump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rah Huckabee Sanders Just Said The DUMBEST F*cking Thing About Trump Jr.’s Russia Collusi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x News Gives The Most Cringeworthy Reason Why Ivanka Deserved To Sit In At G20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upporter Pleads Guilty To Tampering With Election Results In Iowa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itness Debunks Trump’s Comey Crime Allegation, Sets Trump Up For Another Potential Libel Lawsui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Tweet Trump Sent THE DAY His Son Had Russian Collusion Meeting Is Disturbing As Hel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Has Complete Meltdown And Attacks Chelsea Clinton In Defense Of His Nepotism At G-20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co Rubio Grows A Spine, Blasts Trump For Trying To Team Up With Puti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sidential Lawyer Comes Forward; Says Trump Jr. May Have Committed Treason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ephen King Says What We’re All Thinking About Trump And It Instantly Goes Vira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P Senator Boldly Defies McConnell, Vows To Be The One To Kill Trumpcar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mericans Were Asked By A Poll To Pick One Word To Describe Trump, And The Result Will ENRAGE Him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nald Trump May Have Already Stolen The Next Electio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nald Trump Tweets He Is Ready To Hand Putin The Keys To Our Electoral System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p Intel Dem Rips Trump For Kissing Putin’s A**s: ‘No Art To This Deal’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r. Forced To Admit To Meeting With Shady Russian Lawyer During 2016 Campaign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Crumbles As His Own UN Ambassador Shuts Down His Russia Lies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Embarrasses America Again, Lets Ivanka Take His Place At G-20 Summi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deau HUMILIATES Trump, Openly Prefers To Speak To Other U.S. Officials Instea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ul Ryan Refuses To Hold Town Halls Because He’s Too Afraid Of Protester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poke With Putin About Election Interference, It’s Just As Bad As You’d Expect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gela Merkel’s Husband Is Taking Melania And Ivanka On A Tour That Will P*ss Trump Off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as Just Busted For Daydreaming At G20 Meeting, This Is Beyond Humiliating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ke Pence Saw ‘DO NOT TOUCH’ On Critical NASA Tech, So He Touched It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rah Palin Uses White Supremacist Slogan To Praise Trump’s Warsaw Speech And Twitter Is P*ss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nnity Throws A Complete Hissy Fit After Conservative Columnist Calls Him Unworthy Of Media Awar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perate Staff Sent Melania To Stop 2-Hour Trump/Putin Meeting, She Faile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Humiliates Himself And Wastes Time At G-20 Summit By Throwing A Twitter Tantrum About Hillary’s Email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aked G20 Video Appears To Show Trump Rubbing Putin’s Back At First Meeting, World Gags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World To Trump: F*ck Off, You Did Not ‘Inherit A Mess’ From Obama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omen Reporters Are Being Turned Away From Covering Congress; Here’s Wh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fused Looking Trump Totally HUMILIATES Himself When He Gets Lost On Stage In Polan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Senator Chokes, Mocks Trump In Brutal Response To Health Care Failure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Team Is So Incompetent They Couldn’t Even Book A Hotel Room For G20 Summi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hite House Stomps On First Amendment And Blackmails CN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Condemned By Jewish Leaders In Poland After Snubbing Warsaw Ghetto Memoria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ries To Shake Polish First Lady’s Hand, She Refuses To Touch Him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Trump Insults Poland By Downplaying The Horrors They Experienced During World War II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Trump Disgracefully Attacks President Obama In Poland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Kicks Off Poland Visit By Trashing America In Unhinged Russia Rant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In Poland: ‘Everyone’ In The U.S. Is Now ‘Getting Very Rich’ Because Of M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 Starts Condensing Intel Briefings Into Tweet Form In Desperate Move To Get Trump To Read Them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VERY State In America Just Turned On Trump, This Is A Major ‘F*ck You’ To POTUS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w Poll: WAY More Americans Want Trump Impeached Than Approve Of The Job He Is Doing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P Just Demanded Hillary Clinton Give Them A ‘Plan’ To Fix Healthcare And Got ROASTED ALIVE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Is So Unpopular Crowds Will Be Bussed In To Cheer For Him During Poland Visi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Brags About Gas Prices And Gets HUMILIATED With Fact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 Confused Trump Wander Aimlessly Away From Limo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et Bharara Hilariously Trolls Donald Trump Jr. For Failing At Grade School Level Spelling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ul Manafort’s Daughters Say Their Father Is Guilty Of Mass Murder In Leaked Text Message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PR Tweets Entire Declaration Of Independence, Dumbass Conservatives Think It’s An Attack On Trump (SCREENSHO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Internet EVISCERATES Whiny Nikki Haley After She Complains About Having To Do Her Job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P Official Just Quit Trump’s Bogus Voter Fraud Panel, More States Resist Giving Voter Info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Republican Who Voted To Impeach Clinton Admits Trump Has Done Much Wors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ty Of Chicago Just Told Trump To Go F*ck Himself With A Huge Golden Statue (IMAGE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Plan To Quietly Sneak Into England Backfires – And Now He Has To Publicly Disavow The Trip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. Maxine Waters Just Nailed Ben Carson To The Wall With The Cold Hard Truth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uck Todd Takes On Trump’s Media Attacks, This Is Going To Get Ugly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ris Christie Has Disgusting Response To Angry NJ Residents, He Sounds Just Like Trump Now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ama Takes A Trip To Indonesia And MASTERFULLY Trolls Trump And Birther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ris Christie Takes His Family To Closed Beach; Gives Voters Giant Trump Style F*ck You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Latest Twitter Outburst Is A Violent, Fake-Wrestling Clip Attacking CN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Officials: Trump’s Call For Violence Against Reporters ‘Was Funny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k Hamill Has The BEST Response To Trump’s Sexist Attack On Mika Brzezinski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Erupts During Speech To ‘Honor’ Veterans, What He Did Is Beyond Disrespectful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witter Is Working On The Biggest F*ck You To Trump And You’re Going To Love It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nnity Defends Trump With Psychotic Threat To Morning Joe, This Could Ruin Him (TWEET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Rages: My Tweets Attacking Mika Are ‘Modern Day Presidential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w York Times Reporter Tells Of Horribly Degrading Insults Trump Hurled At Her In Sexist Rag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deo Of Buzz Aldrin Dying Inside As Trump Goes On Rambling, Idiotic Speech About ‘Space’ Goes Vira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SNBC Producer Reminds Idiot Trump That ‘Morning Joe’s’ Ratings Are Setting Record Highs (TWEET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nald Trump Gets WRECKED After Saturday Meltdown About ‘Dumb’ Mika Brzezinski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Gets HUMILIATED After Whining About States Refusing To Give Voter Info To His ‘Voter Fraud’ Pane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xas Supreme Court Just Proved They Do Not Support Marriage Equalit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Panicked Trump Ran Around The White House Asking Staffers What They Thought Of His Sexist Twee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ere’s How Much Trump Is Paying Omarosa, Kellyanne Conway, And Sean Spicer To Lie For Him Each Da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‘Something’s Coming’: Eric Holder’s ‘Be Prepared’ Tweet To DOJ And FBI Sets The Internet On Fir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way Declares It ‘Unpatriotic’ To Question Trump’s Mental Health After His Latest Meltdown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ust Got Caught Trying To Blackmail Morning Joe Host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lifornia Single-Payer Health Care Bill Shelved And People Aren’t Happy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 Open Letter To Decent Republicans: It’s Time To Leave Donald Trump’s GOP (VIDEO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riday’s New York Daily News Cover Perfectly Illustrates What The Trump ‘Presidency’ Has Done To America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th Meyers’ Reaction To Trump’s ‘Morning Joe’ Misogyny Is Something The Whole World Should See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at Donald Trump Did On The Golf Course Is P*ssing Off His White Male Base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NRA Is ‘Proud’ That They Just Made A Viral Video Telling Supporters To Shoot Protester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P Operative Connected To Trump’s Ousted Top Adviser Tried Obtaining Russian-Hacked Clinton Email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is Really Happened: Fox Interrupted Trump To Criticize Him And Praised Obama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nowflake Trump Makes His Staff Create A Daily Newsletter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Meeting Privately With Putin, Asked Aides For Gifts To Give Him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Kellyanne Conway Runs From Reporter Asking About Trump’s Vile Attack On Mika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 Rep. Calls Out GOP, Urges More Of Them To Rebuke Sexist Trump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lania Pauses Anti-Bullying Initiative To Say Her Husband Is Allowed To Mock Women’s IQ And Look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rah Huckabee Sanders F*cking UNBELIEVABLY Awful Defense Of Trump’s Mika Tweets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’s Social Media Man Joins Boss’s Insane, Juvenile Attacks On ‘Morning Joe’ Hosts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x News Says ‘Health Insurance Doesn’t Matter Cause We’re All Going To Die Anyway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Goes On Insane Rant About Female News Anchor Bleeding; Here’s Her Response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ikki Haley Gets Crucified On Twitter After Bragging About Shameful Act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Hesitant To Negotiate With Schumer On Health Care Because He’s Not ‘A Serious Person’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me Magazine Tells Trump To Stop Displaying Fake Magazine Covers In His Golf Clubs (TWEET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OPS: Hypocrite Trump Accuses Amazon Of Not Paying Taxes, Except They Do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Crumbles In GOP Health Care Meeting, Doesn’t Even Know What Trumpcare Is (DETAILS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, The Democratic Base Is Not Ready To Get Rid Of Nancy Pelosi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blic Schools In Kentucky Can Now “Teach” The Bibl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an Hannity Tries To Bash CNN Reporter But It Immediately Backfire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: Rand Paul Accidentally Admits We Need Nationalized Healthcar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picer Quickly Orders Press Briefing To Be OFF Camera After Trump’s Indefensible Morning Meltdown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hrows Hissy Fit After New York Times Reports That He Doesn’t Know What’s In His Own Healthcare Bil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Senator Just Had A Priest Thrown In Jail For Protesting Trumpcare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Is Fighting Disney Over ‘Hall of Presidents’ Attraction Robot Speech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lly Yates: I Refused To Lie And Say Muslim Ban Wasn’t Based On Religion When We All Know It Is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P Rep. Wants A $30k A Year Housing Allowance; Twitter RIPS Him A New One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ace Yourself For 74 Percent Higher Health Care Premiums Under New Bil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andma Will Have To Pay More Than $20k A Year For Insurance Under GOP Bill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Absolutely Cringeworthy Moment Trump Tried Flirting With An Irish Reporter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Fed Up Reporter Just Stood Up To Sarah Huckabee As She Was Smearing The Free Press (VIDEO)</text:p>
          </table:table-cell>
          <table:table-cell table:style-name="ce2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s U.S. budget fight looms, Republicans flip their fiscal scrip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military to accept transgender recruits on Monday: Pentag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ior U.S. Republican senator: 'Let Mr. Mueller do his job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BI Russia probe helped by Australian diplomat tip-off: NY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ants Postal Service to charge 'much more' for Amazon shipmen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, Congress prepare for talks on spending, immigra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ays Russia probe will be fair, but timeline unclear: NY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Trump on Twitter (Dec 29) - Approval rating, Amaz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on Twitter (Dec 28) - Global Warmin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abama official to certify Senator-elect Jones today despite challenge: CN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ones certified U.S. Senate winner despite Moore challeng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w York governor questions the constitutionality of federal tax overhau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Trump on Twitter (Dec 28) - Vanity Fair, Hillary Clint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on Twitter (Dec 27) - Trump, Iraq, Syri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 says he delivered manure to Mnuchin to protest new U.S. tax law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rginia officials postpone lottery drawing to decide tied statehouse elec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lawmakers question businessman at 2016 Trump Tower meeting: sourc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on Twitter (Dec 26) - Hillary Clinton, Tax Cut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appeals court rejects challenge to Trump voter fraud pane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easury Secretary Mnuchin was sent gift-wrapped box of horse manure: repor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deral judge partially lifts Trump's latest refugee restric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clusive: U.S. memo weakens guidelines for protecting immigrant children in cour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ravel ban should not apply to people with strong U.S. ties: cour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cond court rejects Trump bid to stop transgender military recrui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iled vote to oust president shakes up Peru's politic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igns tax, government spending bills into law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anies have up to a year for new U.S. tax bill reporting: SEC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on Twitter (Dec 22) - Tax cut, Missile defense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xico to review need for tax changes after U.S. reform-documen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leader McConnell sees a more collegial 2018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abama to certify Democrat Jones winner of Senate elec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cConnell happier with Trump tweets after tax victor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panel asks Trump ex-top aide Bannon to testify: Bloomber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llista Gingrich becomes Trump's envoy to pope as differences moun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s Republicans aim to ride economy to election victory, a warning from voters in key distric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clusive: State Department tells refugee agencies to downsize U.S. opera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gress votes to avert shutdown, sends Trump stopgap spending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Big-ticket items at center of Congress spending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 victory for Trump, judge tosses suit on foreign paymen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shelves disaster aid bill until next month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on Twitter (Dec 21) - Tax Cuts, Home sal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widens ethics probe to include Farenthold campaign work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court rejects Trump bid to stop transgender military recruits on Jan. 1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House approves $81 billion for disaster aid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Democrats rally to protect Special Counsel Muell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cond U.S. judge blocks Trump administration birth control rul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ors seek to stop expansion of airport facial sca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launches effort to reduce reliance on imports or critical mineral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hort-term government funding, disaster aid bills advance in Hou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py chiefs pressure Congress to renew expiring surveillance law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urges Congress to pass short-term spending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gives final approval to tax bill, delivering victory to Trump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tax plan roils popular bet in bond marke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lawmakers seek temporary extension to internet spying program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commutes fraud sentence of kosher meatpack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responds in court fight over illegal Indonesian immigran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 Franken to leave Senate on January 2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lawmakers seek temporarily extension to internet spying program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p Democrat says Trump firing of Mueller could provoke 'constitutional crisis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tax bill may face lawsuits with long odds but political payoff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te in Senate on 'Dreamers' hinges on bipartisan pact: McConne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says tax bill will not hurt Puerto Rico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s plan to use tax bill to attack Republicans at midterm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fter ruling, Virginia legislature's majority to be chosen by lo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ght over Alaska Arctic drilling has just begun, opponents vow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or Cornyn trying to get Big Corn behind U.S. biofuels reform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 Georgia, battle of the 'Staceys' tests Democrats' futur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 wins by one vote in Virginia legislative election recoun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BI deputy director to sit for closed interview with House panel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expects Congress to waive spending cuts triggered by tax overhau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on Twitter (Dec 20) -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at's in the final Republican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: Market has not fully digested tax cut chang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aide sees temporary funding fix for children's health program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x bill's 'pass-through' rule will aid wealthy, not workers: critic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tax cuts won't make housing more affordable: analys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nks, healthcare service firms among winners from U.S.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's Supreme Court appointee Gorsuch plots rightward cour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seek to question FBI officials in Clinton probe: lett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ides hope win on taxes will stem slide in poll number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gress faces tricky path to avoid government shutdow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 - Big-ticket items at center of Congress funding battl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parliamentarian rules against tax bill provisions: Sander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panel snubs Trump's pick to run EXIM, OKs other nomine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will likely need to vote again on tax bill: Republican lead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stant View: House approves biggest tax overhaul in 30 years, Senate nex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begins debate on final Republican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ill could make Congress members liable for harassment payou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een groups sue Trump administration over delay of methane rul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Democratic leaders urging 'no' vote on spending bill: CNN report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nce to preside over Senate tax bill vote, his office confirm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to vote on final tax bill Tuesday evening: McConne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appear all but certain to pass tax legisla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urt orders Trump administration to give immigrant teens abortion acces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plan would increase Trump's disaster aid reques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panel chair introduces $81 billion disaster aid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nominates Liberty University professor to Justice Department pos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on Twitter (Dec 18) - Congressional Races, train accident, tax cu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Cabinet officials to visit Puerto Rico to assess recover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'Dreamer' immigration bill not on U.S. Senate agenda this month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or Warren hits out at 'effort to politicize' U.S. consumer agenc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trategy document says Russia meddles in domestic affairs worldwid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Senator Collins says she will vote for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ic U.S. senator seeks audit of EPA chief's trip to Morocco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Senator Lee says he will vote for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: U.S. has 'no choice' but to deal with North Korea arms challeng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judicial nominee withdraws from considera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calls for U.S. infrastructure plan after train derailmen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nal Republican tax bill slashes U.S. corporate rate, voting next week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What's in the final U.S. Republican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defends tax plan as 'great Christmas gifts' to middle clas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to vote on tax bill Tuesday afternoon: aid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optimistic Congress will avoid government shutdow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taxpayers rush to claim deductions under threat from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confident tax bill to become law this week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Senator John McCain leaves Washington before expected tax vot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ays not considering firing U.S. special counsel Muell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llies say Mueller unlawfully obtained thousands of email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or-elect Jones not joining calls for Trump resigna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dministration bans selected words at health agencies: pap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gressman will not seek relection amid misconduct prob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o say in security speech that China is competitor: official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Trump on Twitter (December 15) - Quantico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tax bill retains U.S. electric vehicle tax credi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ttorney General Sessions has lukewarm praise for FBI after Trump attack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Democrats to force vote on FCC net neutrality repea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lawmaker probed on sex reports, second congressman denies charg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join push to lift secrecy around misconduct in Congres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officials brief Hill staff on Saudi reactors, enrichment a worr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judge to lift house arrest for former Trump campaign manager Manafor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Senator Corker says he will support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bio signals support for tax bill after child tax credit tweak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tax negotiators raising refundable portion of child tax credit: congresswoma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have finalized compromise U.S. tax bill -chief House tax writ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Senator Rubio will back tax bill: CNBC, citing sourc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clusive: Senator Cruz wants to cap renewable fuel credits at 10 cents - documen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dministration issues new rules on U.S. visa waiver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urges Moore to concede Alabama Senate rac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t neutrality repeal gives Democrats fresh way to reach millennial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s Republican tax vote nears, more senators wav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Trump on Twitter (December 14) - Stock market, federal regula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committee questions head of Trump campaign data firm: sourc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governors meet with Pence over NAFTA concer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Provisions of the U.S. Republicans' final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Speaker Ryan mulls retirement after 2018 elections: Politico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Representative Farenthold will not seek re-elec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abama Senate race winner urges Republican rival to 'move on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nd managers seek stocks benefiting from Democratic gains in 2018 U.S. elec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Republicans to keep an eye on as Senate nears vote on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House Speaker Ryan told Trump retirement report was rumors were not true: White Hou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says will work with Rubio on child tax credi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Senator Lee undecided on tax bill, seeks child credit changes: aid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tax bill to preserve key renewable energy credits, sources sa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bill to allow property and income or sales tax deductions: key lawmak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or McCain will vote on tax bill -No. 2 Republica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minee for U.S. EPA chemical safety withdraws: Bloomber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ors Burr, Tillis oppose Trump's EPA nominee Dourson: repor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nce delays Middle East trip in case needed for U.S. tax vot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entucky lawmaker a 'probable suicide' amid sexual misconduct accusa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lvaney says U.S. tax bill votes could be Tuesday, Wednesday: CNBC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nald Trump Jr. wants 'leak' probe, as Congress' Russia probes press 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 not expect postcard-sized tax return from Republican plan: exper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forge tax deal, final votes seen next week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abama win thrills Democrats as Republicans point finger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's eldest son testifies to Senate committee in Russia prob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at is in the Republicans' final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What is in the U.S. Republicans' final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nnesota lieutenant governor to replace Franken in Senat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op-gap bill unveiled to fund U.S. government until Jan. 19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ior justice official dismisses Republican charges of bias in Trump prob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or McCain treated for side effects of cancer therap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'dossier' firm: Republicans leaked bank records in retalia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wo Trump judicial nominations rebuffed by Senat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prepares to open doors on billion-dollar London embass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 elaborate hoax, websites say NFL Redskins renamed as Redhawk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fter Alabama upset, Democrats see new prospects in U.S. South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chumer: delay tax overhaul vote until new Alabama senator seated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Senator Corker says he is still undecided on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rol of Virginia state House at stake as recounts begi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ays he would accept 21 percent corporate tax rat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and Senate reach deal on U.S. tax legislation: Hatch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House to stop using public funds for harassment settlements: speak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House and Senate leaders reach agreement 'in principle' on tax plan: AP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aide Omarosa Manigault Newman resig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alyst View: Democrat Jones wins Alabama U.S. Senate seat in blow to Trump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p U.S. Senate Democrat hopeful Congress will help 'Dreamers' by year end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or Gillibrand calls Trump Twitter post 'sexist smear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loses his big bet on Alabama U.S. Senate rac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BI officials said Clinton 'has to win' race to White House: NY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congratulates Democrat for Alabama U.S. Senate victory in twee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ayer, principle guide women voters in Roy Moore's Alabama hometow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 wins U.S. Senate seat in Alabama in setback for Trump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Trump on Twitter (December 12) - Democrats, Kirsten Gillibrand, Chuck Schum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ucial details of Republican tax plan in flux as deal deadline loom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llerson seeks to ease skepticism about U.S. State Department reorganiza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o meet House, Senate tax cut negotiators Wednesday: White Hou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propose to delay, pause Obamacare tax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igns into law U.S. government ban on Kaspersky Lab softwar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or Grassley expresses reservations on two Trump judge nomine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judge orders special counsel to turn over evidence on Michael Flyn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Congress to let Iran deadline pass, leave decision to Trump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ors say effort to protect 'Dreamers' making progres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's attack on Senator Gillibrand 'nasty': Senator Schum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Speaker Ryan says he believes upbeat Treasury tax stud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leader says he's confident of deal to keep government open after Dec. 22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to host fresh biofuels talks to help refiners: sourc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ill announce new U.S. security strategy on Monday: advis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igns defense policy bill, urges U.S. Congress to fund i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's push to cut federal jobs has modest impact, mostly in defen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ba tells U.S. suspension of visas is hurting famili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Moore embraces Trump message on eve of Alabama elec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omen accusing Trump of sexual misconduct seek congressional prob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House Democratic women seek probe of Trump misconduct accusa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udge tells ex-Trump adviser Manafort to stop communicating with medi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military must accept transgender recruits by Jan. 1, judge rul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clear plan backer denies Inauguration Day text with top Trump aid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Treasury tax study slammed as 'fake math' by Democra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Treasury adds cash management measures due to debt limi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Women who have accused Trump of inappropriate conduc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arly half of Americans still oppose Republican tax bill: Reuters/Ipsos po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ustice Department reviewing options after ruling on transgender recruits: White Hou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ley: Women accusers should be heard, even if Trump is targe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clusive: Contenders emerge for No.2 Fed job, search to narrow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o give speech on U.S. tax overhaul on Wednesday: White Hou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well faces early test of policy view as tax cuts near approva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y Moore campaign casts Alabama race as referendum on Trump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s eye gains in Pennsylvania trial on 'goofy' gerrymanderin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urges Alabama voters to back Roy Moor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or Collins says undecided on final tax bill vot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ttends civil rights museum opening; black leaders stay awa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krainian author of Manafort op-ed says sought input to avoid error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pecial Counsel Mueller filing shows Manafort drafted Ukraine op-ed despite gag ord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lifts refugee ban, but admissions still plummet, data show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on Twitter (Dec 8) - Hanukkah, Roy Moore, Wells Fargo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lawyer defending travel ban grilled in court over Trump's twee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House committee 'may reconsider' WHO cancer agency fund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enior aide Dina Powell to resign early next year: White Hou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pecial Counsel Mueller produces evidence that Manafort drafted op-ed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top court takes up Republican challenge to Maryland electoral distric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pressures Big Corn to meet on U.S. biofuels polic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er Trump adviser interviewed in Congress in Russia prob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renthold should resign if misconduct accusations true: senior House Republica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gressman Franks says resigning immediatel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tax revamp still incomplete as Republicans eye social program cu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pecial election to replace Conyers to be held Nov. 2018: governo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igns temporary spending bill as budget talks intensif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tax repatriation plan may not cure long-term dollar weaknes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ide tries to refocus tax debate after Trump's corporate rate remark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ranken and Franks resign as misconduct charges batter Congres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. Franks to resign after staff members' complaints of harassmen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ide tries to refocus U.S. tax debate after Trump's corporate rate remark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llions would lose mortgage, gift write-offs under U.S. tax bill: stud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lackwater founder Prince details meeting with Russian in Seychell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gress averts government shutdown for now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vil rights pioneer to eschew museum opening after Trump says will attend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udge presiding over Michael Flynn criminal case is recused: cour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ethics panel probing Rep. Farenthold over harassment allega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Trump on Twitter (December 7) - Pearl Harbor Remembrance Da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Intelligence chairman cleared of disclosing classified informa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ul Manafort, Special Counsel Mueller tussle over Ukrainian op-ed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gress passes bill to temporarily fund government, avert shutdow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open to biofuel policy reform, senators say after meetin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approves stop-gap government funding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afort's work on draft op-ed does not violate gag order: defense lawy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clusive: White House doesn't foresee shutdown, Trump wants 20 percent corporate tax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bya says pushing to be removed from Trump travel ban lis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losi says Democrats will not back short-term funding bill on Thursda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ntagon wants 12 month procurement time for major weapons programs, officia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BI Director Wray defends bureau in wake of Republican criticism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sident's son had legitimate reasons to not answer House panel questions: White Hou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confirms top EPA enforcement officia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nding bill clears hurdle in Hou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clusive: U.S. regulators offer Congress olive branch on loa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says focused on getting lowest possible corporate tax rat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lawmakers propose ban on arbitration of sexual misconduct claim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yan feels good about spending bill, wants budget cap talk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ic Senator Franken to resign: CNN, citing sourc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Interior Department wants more oil drilling, expedite ANWR permi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ranken to make 11:45 a.m. announcement after harassment accusa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ic Senator Franken faces pressure to resign, announcement loom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dministration sides against unions in high court fees ca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's eldest son questioned in Congress about Russi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ic lawmakers question Kushner on New York property: lett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'Good to go': Top Trump aide gave inaugural day ok to nuclear plan - congressma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Trump on Twitter (December 6) - America, California's wildfir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appeals court hears arguments on Trump travel ba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arns of government shutdown threat ahead of meeting with lawmaker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ould sign bill that funds government through December 22: statemen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votes to pursue tax bill negotiations with Hou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ill letting people bring concealed guns across state lines passes U.S. Hou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or Franken to resign on Thursday: Minnesota Public Radio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Corporate alternative minimum tax threat hits pharma, tech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hopes to avoid government shutdown in meeting with lawmakers: White Hou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votes to begin tax bill negotiations with Hou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abama Democrat turns up attacks on Roy Moore in Senate race's final stretch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porate AMT likely will not be in final U.S. tax bill: Hatch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attorney general calls for efficient review of immigration cas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tah Republicans defend Romney after Bannon's 'Mormon' jab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ts to homeowner tax breaks could cost Republicans in 2018 rac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ustice Department seeks warrant to seize ancient ring trafficked by ISI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. 2 Democrat in Senate calls on Franken to resig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gress tax negotiators may have final bill before Dec. 22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or Franken, facing resignation calls, to make announcement on Thursday: offic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lly Bannon campaigns for Moore in Alabam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'You're wrong', Tillerson says of reports he will be fired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to vote later on Wednesday to work with House on tax bill: McConne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's first year in office marked by controversy, protes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s flex muscles as Congress confronts a government shutdow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Trump on Twitter (December 5) - Utah national monumen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tax positions begin to emerge ahead of talks with Senat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Party backs Senate candidate Moore: officia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confirms Trump's pick for Homeland Security secretar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passes measure to limit aid to Palestinians over 'martyr payments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lawyer denies Deutsche Bank got subpoena on Trump accoun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committee advances bill easing banking regula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lawyers say judge lacks jurisdiction for defamation lawsui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eller's Russia probe cost his office $3.2 million in first four month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edit union sues to block Mulvaney from leading CFPB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ior lawmaker Conyers leaves U.S. Congress after harassment accusa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Republican tax chief says lawmakers want AMT repea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says government shutdown always a possibilit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clusive: Trump names career diplomat to head Cuban embassy - sourc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lawyer: Deutsche Bank has not received subpoena for Trump record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ays tax conference will go well, 'pretty quickly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, Obama dominate Twitter year, but chicken nuggets prevai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er Trump aide nomination to be Singapore envoy stalled over Russia concer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Republicans mull length of spending bill as vote loom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What to watch in negotiations over details of U.S.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llerson seeks to reassure worried Europe over Trump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tax panel chair to urge longer-lasting individual tax rate cu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Party backs embattled Senate candidate Moore: officia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 Brussels, Tillerson offers EU strong U.S. suppor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U warns Trump against recognizing Jerusalem as Israeli capita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preme Court lets Trump's latest travel ban go into full effec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gress moves closer to final tax bill with House vot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s to join Trump, Republicans in talks to avert government shutdow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afort tried to pen positive op-ed on Ukraine work: special counse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on, former partner due before House panel this week: sourc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 slap at Romney, Trump says he wants Hatch to run for re-elec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lawyer's account about tweets raises questions about what president knew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 cites drafting error in proposed capital rule amendmen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, Senate Republicans face challenge over corporate AMT tax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o nominate former NASA chief Griffin for defense undersecretar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criticizes treatment of Flynn as unfai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delays announcement on whether U.S. embassy to be moved to Jerusalem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lvaney says no plans to fire U.S. consumer bureau's English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-U.S. consumer bureau head Cordray set to run for Ohio governo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ohn Anderson, liberal Republican who challenged Reagan, dies at 95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defense chief urges Pakistan to redouble efforts against militan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backs Alabama Republican Senate candidate Moor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clusive: U.S. document certifies Honduras as supporting rights amid vote crisi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ays encouraging Hatch to run for re-election, possibly blocking a Romney bid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appeals courts to consider legality of Trump's latest travel ba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p Democrats in Congress accept Trump offer to meet on year-end prioriti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: Trump spoke to Moore, endorsed his Senate campaig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ssachusetts Senate president steps aside as husband faces prob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weets about Russia probe spark warnings from lawmaker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ynn pleads guilty to lying on Russia, cooperates with U.S. prob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 - The four men charged in U.S. probe of Trump-Russia ti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cConnell optimistic of tax bill deal between Senate and Hou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 - Republicans cut side deals to push through U.S. Senate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corporate alternative minimum tax should be removed: House Republica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Trump on Twitter (Dec 4) - Roy Moore, Stock Marke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embassy to Russia to resume some visa services after diplomatic row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remlin says Putin not influenced by ex-Trump official Flyn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illy Bush: It was Trump's voice on "Access Hollywood" tap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mbattled Alabama Republican Senate candidate ahead in CBS po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allies fret as 'guillotine' hangs over Tillers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cConnell says U.S. government shutdown over DACA 'ridiculous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ays never asked Comey to stop investigating Flyn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lawyer Dowd says he drafted tweet on Flynn firing: Axio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open to small changes on corporate tax rate: budget chief Mulvane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notes Flynn lied to FBI, says his actions during transition were lawfu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eller removed FBI agent from Russia probe for anti-Trump texts: repor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llerson says no truth to reports that he is being replaced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C News suspends top journalist over inaccurate Flynn reportin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Senate tax bill accomplishes major Obamacare repeal goa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approves major tax cuts in victory for Trump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Representative Levin says he will not run for reelec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ays Flynn's actions during presidential transition were 'lawful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w McConnell kept Republicans in line to win Senate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Key Republicans in U.S. Senate tax bill figh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Republican side-deals build support for Senate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clusive: Mideast nuclear plan backers bragged of support of top Trump aide Flyn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Trump on Twitter (Dec 1) - Kate Steinle, Tax cuts, Rex Tillers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puted CFPB acting director plans to seek preliminary injunction: filin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ynn, Kushner targeted several states in failed U.N. lobbying: diploma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resentative Conyers' future plans to be discussed in 'next day or so': attorne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intel panel's top Democrat: Lawmakers will want talk to Kushner agai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-U.S. NSA employee pleads guilty to taking classified documen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ushner, former Trump adviser McFarland spoke with Flynn about Russia contacts: CN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states gird for fight as Trump targets consumer finance watchdo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tax debate employing more than half of Washington's lobbyists: repor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Senator Corker says cannot support Senate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wer taxes, big gains: The stocks poised to win from tax cu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meline: U.S. prosecutors lay out Flynn's dealings with Russian ambassado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Senator Collins to vote for Senate tax bill: statemen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ays U.S. Secretary of State Tillerson not leaving pos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intel panel advances NSA spying bill despite privacy objec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ssachusetts senator's husband subject of sex abuse prob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ushner told Flynn to contact Russians last year: NBC New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ethics panel launches wide-ranging probe into sexual harassment claim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Senator Daines says he will support tax bill -statemen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Republicans have 50 votes to pass tax bill: Corny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have the votes to pass tax bill in Senate: McConne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consumer financial watchdog official defies Trump from within agenc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remains committed to Libyan political agreement: State Departmen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er Trump adviser Flynn pleads guilty to lying to FBI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Five facts about ex-Trump security aide Michael Flyn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says Flynn's Russia plea implicates Flynn alon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ynn says cooperating with Russia probe, in best interest of U.S.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ynn prepared to testify Trump directed him to contact Russians: ABC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w parents of adopted children foiled a U.S. Republican tax proposa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staff exits likely as Trump's first year draws to a close: sourc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llerson dismisses talk of his departure as 'laughable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plans to meet oil industry reps on U.S. biofuel policy: sourc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tax bill stalls on deficit-focused 'trigger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eighs recognizing Jerusalem as Israel's capital: official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attorney general Sessions evasive on Russia probe: congressme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yers defiant as Democratic leaders call on him to resig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urged Senate Republicans to drop panel's Russia probe: NY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aps Fifth Third lawyer McWilliams to lead FDIC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considers plan to replace Tillerson with CIA chief: U.S. official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Ethics Committee opens probe of Senator Franke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mpeo might bring assets to 'hellish' secretary of state rol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tax bill stumbles on deficit 'trigger,' new options weighed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military to indefinitely delay ban on cluster bomb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Republicans to watch in U.S. Senate tax bill figh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conomic growth to partially offset deficit impact of U.S. tax plan: JC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Senate panel to vote Tuesday on Powell nomination to lead Fed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ttis on Tillerson departure: 'There's nothing to it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-Twitter worker claims responsibility for Trump's account shutdow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o give State of the Union address on Jan. 30: White Hou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says Tillerson to remain as secretary of stat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-Trump campaign aide Manafort in $11.65 million bail deal: lawy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's call for military buildup hits bump in Congres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xual misconduct allegations may roil 2018 U.S. congressional elec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Treasury would run out of cash by early April if debt ceiling not lifted: CBO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Five facts about Mike Pompeo, expected to replace Tillers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xas congressman will not seek re-election in wake of nude photo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gressman Conyers has not thought about resigning: lawy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Trump turnover - Tillerson would be latest to leave administra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llerson unaware of plan to oust him, Senator Corker say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Five facts about Tom Cotton, Trump's likely pick for CI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says Tillerson still in charge at State Departmen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tax bill stalls on deficit-focused 'trigger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House Democratic leader Pelosi says Conyers should resig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ngers UK with truculent tweet to May after sharing far-right video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N. rights boss condemns "spreading hatred through tweets"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ctic drilling hits speed bumps in U.S.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or Collins says not committed to tax bill, concerned about SAL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K PM May says Donald Trump was wrong to retweet far-right video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itain's U.S. ambassador discussed Trump retweets with senior White House staff: sourc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Trump on Twitter (Nov 30) - NYTim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criticized in Britain and U.S. for sharing anti-Muslim video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K PM May is focused on tackling extremism, spokesman says in response to Trump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itish minister hopes condemnation of Trump tweet has impac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intel committee subpoenas comedian in Russia election meddling prob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ushner met with special counsel Mueller in Russia probe: CN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Trump on Twitter (November 29) - Matt Lauer, North Korea, Tax Cu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nominates Marvin Goodfriend for Fed governor pos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fires back at Britain's May: 'Don't focus on me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takes step toward passage of tax bill, vote likely this week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in House seek protection for municipal bonds in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x trigger idea for Senate tax bill swiftly draws critic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gressman Conyers faces mounting pressure to resig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Republicans to watch in Senate tax bill figh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bill aims to identify lawmakers in sex harassment cas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ic Representative Gutierrez hints at 2020 U.S. presidential ru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Democrat presses Trump campaign advisers for Russia contac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-convict coal magnate says to run for Senat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gressman Conyers not planning to resign: lawyer tells Detroit New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arly half of Americans oppose Republican tax bill: Reuters/Ipsos po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lawmaker says House intel panel near consensus on NSA spy program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arms sales jump 25 percent in FY 2017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lack caucus members urge U.S. Representative Conyers to resign: sourc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o host Libyan Prime Minister Sarraj at White House on Frida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's son Donald Trump Jr. to meet with House panel Dec. 6: CN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does not expect U.S. government shutdow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yers should resign if accusations are 'founded': No. 2 House Democra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to vote Wednesday on opening debate on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to vote on motion to proceed on tax bill: lawmak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as wrong to retweet UK far-right group: British PM May's spokesma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House Speaker Ryan says up to Conyers whether to resig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. 2 Republican in U.S. House sees conference on tax bill so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Who are Britain First, whose leader's posts Trump re-tweeted?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calls for boycott of television network CNN: twee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court backs Trump in battle over interim consumer watchdog head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s skip Trump meeting, raising risk of government shutdow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Republicans shove tax bill ahead as Democrats fum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gress government funding fight seen spilling into 2018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Republican senators to watch in tax bill figh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o visit Utah next week, expected to announce monument decis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dog to depart DHS after tensions over U.S. travel ban repor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Senator Collins says talks on tax bill 'productive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Trump on Twitter (Nov. 28) - NFL, First Lad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umer agency official English says will be in office Tuesda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Sen. Warren predicts appeal in legal battle over consumer agenc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p two Republicans in Congress challenge Democrats to attend Trump meetin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From taxes to budget, U.S. Congress's calendar tighte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panel votes to advance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llerson 'offended' by claims of State Department's hollowing ou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o make remarks at White House at 3 p.m. ES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budget chief Mulvaney says CFPB staff should 'disregard' deputy director: memo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ssian envoy to U.S. to inspect San Francisco consulate: RI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to Democratic leaders: 'stop the political grandstanding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p Democrats in Congress say won't meet with Trump as planned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Senate liberals propose new steps for Puerto Rico recover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: 'I don't see a deal' with Democrats on keeping government ope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-installed consumer agency head sets hiring freeze, halts new rul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gressman Gutierrez will not seek re-election: Politico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abama Senate candidate Moore calls allegations 'dirty politics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fficial in charge of State Department reorganization steps dow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's tax bill faces potential Senate Republican opposi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refers to a 'Pocahontas' in Congress at meeting with vetera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Republican signals possible committee 'no' vote on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Sen. Johnson may vote against tax bill in committe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lifornia lawmaker resigns after media report of sexual harassmen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or Franken, on groping allegations, vows 'this will not happen again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legations against Sen. Franken should go through normal process: White Hou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denies Trump made slur with 'Pocahontas' remark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lvaney has legal standing take charge of U.S. Consumer Financial Protection Bureau: White Hou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From taxes to budget, what's on U.S. Congress to-do lis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Republican U.S. senators to watch in the debate on the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to vote on tax plan this week, No. 2 Republican say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court to hold hearing Monday on who will lead CFPB: ord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'Ashamed' Franken says he won't quit Senate over groping accusa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's Schumer to meet with official named by Cordray to lead CFPB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Senator Paul says he plans to vote for Senate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ival sides square off over succession at U.S. consumer finance agenc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or Elizabeth Warren to meet Leandra English on Monday: aid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Trump on Twitter (Nov 27) - Network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What is the U.S. Consumer Financial Protection Bureau?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consumer watchdog agency official sues to block Trump's pick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clusive: U.S. consumer finance agency lawyer sides with Trump over succession - sourc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. Conyers steps down from committee while lawmakers probe harassment allega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consumer finance agency official sues to stop Trump appointmen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ccession battle at U.S. financial agency seen headed to cour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ustice Department says White House may name new consumer watchdo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 Thanksgiving message, Trump hails military gains and 'big, beautiful, fat tax cuts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names interim consumer agency head, likely sparking showdow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names White House budget director Mulvaney acting head of consumer agenc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ynn could prove to be key asset in Mueller's U.S. campaign probe, sources sa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o discuss tax plan with Senate Republicans next week: senato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ynn's lawyers cut talks with Trump team, signaling Mueller cooperation: NY Tim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eff Sessions orders review of gun background check system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PMorgan's Dimon says Trump likely to be a one-term presiden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Senate candidate Moore's spokesman resigns as allegations roil campaig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o meet congressional leaders next week on legislative issues -White Hou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calls Myanmar moves against Rohingya 'ethnic cleansing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defends Senate candidate Moore despite misconduct allega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gn-up pace slows in third week of 2018 Obamacare enrollmen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hopes to pressure Myanmar to permit Rohingya repatria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 Trump strongholds, Democrats walk tightrope ahead of 2018 elec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: Father of UCLA player in shoplifting case is 'ungrateful fool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s, advocacy groups launch blitz of ads attacking tax pla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itians in U.S. malign Trump decision to send them back hom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CC chief plans to ditch U.S. 'net neutrality' rul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ethics panel investigating allegations against U.S. Rep. Conyer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diplomats accuse Tillerson of breaking child soldiers law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ays AT&amp;T plan to buy Time Warner 'not a good deal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House ethics panel investigating allegations against Rep. Conyer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y Trump NAFTA withdrawal faces stiff court challenge: legal exper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T&amp;T lawyer says U.S. effort to stop Time Warner deal 'foolish': CNBC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w judge assigned to U.S. lawsuit against AT&amp;T-Time Warner dea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pardons turkey in annual Thanksgiving tradi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w York Attorney General investigating false 'net neutrality' comments to FCC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nd Putin speak for an hour about Syria, Ukraine, North Kore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border officials violated court orders on travel ban: watchdo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charges two with bribing African officials for China energy firm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ubts linger after Florida's Scott pitches biggest budge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tin, Trump to discuss North Korea on Tuesday: IFX cites Kremlin aid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Congress members decry 'ethnic cleansing' in Myanmar; Suu Kyi doubts allega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asks Supreme Court to allow full travel ba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to end protected status for Haitians in July 2019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yanmar operation against Rohingya has 'hallmarks of ethnic cleansing', U.S. Congress members sa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judge in California blocks Trump's order on sanctuary citi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wants Republican in Alabama Senate seat for tax bill vote: advis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promises welfare overhaul details early next yea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senators seek details on 'dubious' oversight shift by Japanese bank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: Healthcare, infrastructure, welfare reforms up next after tax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patent review board becomes conservative targe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rary to Trump Tweet, Senator Flake still undecided on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ipartisan Harvard panel recommends hacking safeguards for elec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open to dropping healthcare provision in Senate tax bill: aid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amacare mandate in U.S. Senate tax plan not bargaining chip: Mnuchi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OK with removing Obamacare mandate repeal from Senate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nuclear general says would resist 'illegal' Trump strike ord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ban businesswomen seek Rubio meeting as U.S. policy bit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dds five conservatives to list of possible Supreme Court pick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seeks $44 billion hurricane aid, far short of reques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-trade Republicans get nervous that NAFTA talks could fai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abama Senate election winner due to be certified in late Decemb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tarts paying his own legal bills on Russia probe: attorney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Senate candidate Moore's wife says 'he will not step down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lawmakers seek more information from Trump son-in-law Kushner in Russia prob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ss-through businesses to see cuts under tax plan: Steven Mnuchi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towns, cities fear taxpayer revolt if Republicans kill deduc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x overhaul drama moves to Senate as House approves its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oman accuses Senator Al Franken of unwanted groping, kis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ays U.S. Senate candidate Moore should leave race if allegations tru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ulf carriers may be in focus under foreign airline U.S. tax exemption cu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cCain warns Trump over staffing Pentagon with industry insider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Interior Secretary fails to provide papers in travel probe: inspecto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quickens pace of approving Trump judicial pick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wo more women accuse Senate candidate Moore of sexual misconduc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believes Roy Moore should step aside if allegations are true -White Hou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abama Republican Party stands by U.S. Senate candidate Moor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House Democrats join growing congressional concern about State Dep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o announce terrorism list decision on North Korea next week: White Hou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Congress to seek new tax incentives for Puerto Rico rebuildin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sends $700 billion defense bill to Trump, funding uncertai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CC to loosen TV, newspaper ownership rul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er Trump campaign adviser delivers 'irrelevant' documents to congressional committe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ttis sees opportunity for talks if North Korea halts missile tests, developmen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cknowledges thanks from UCLA players released from Chin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senator: Tax plan needs more relief for pass-through business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derate Collins back in prominent role in Senate tax dram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wo Senate Republicans critical of party's tax pla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tax reform poses more risks for state and local governmen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press U.S.-Russia uranium deal probe despite no wrongdoing finding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o tap nuclear industry lobbyist for U.S. Energy Dept job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re worries in Congress over cuts at U.S. State Departmen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drops proposal to change taxes on startup stock op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Senator Johnson opposes Senate tax proposal: WSJ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attorney general to meet with House intelligence pane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Justice Dept eyes spring to release findings on FBI handling of Clinton email prob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tax panel chair sees support for Obamacare mandate repeal in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dministration releases rules on disclosing cyber flaw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could pass tax reform if Senate adds health mandate repeal: Rya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Congress urged to require Chinese journalists to register as agen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Republicans tie tax plan to repeal of key Obamacare mandat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leaders look to work with White House to block Moor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small business community pushes Congress on bank lending relief: lett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ne Goodall urges U.S. Senate to halt quest for Arctic refuge oi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tax bill should include repeal of health insurance mandate: Senate Republican lead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ssions changes statement about Trump campaign and Russi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women lawmakers on sex harassment: Congress, heal thyself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approves Trump administration job for author of 'torture' memo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backs $700 billion defense policy bill, funding uncertai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National Committee cuts ties with Moore: Politico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&amp;A: Did Sessions break the law by denying knowledge of Russia contacts?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cConnell says Senate leaders looking at all options on Moor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Republicans ask Moore to withdraw as new accuser steps forward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committee questions Trump's nuclear authorit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Senator Paul to seek Senate tax plan chang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ssions: 'no reason to doubt' Roy Moore's accuser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uterte berates Canada's Trudeau at end of Philippines summi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eyeing El-Erian, others for Fed vice chair: CNBC, citing Dow Jon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ttorney General Sessions says now recalls meeting flagged in Russia prob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ors blast State Department over cu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speaker: May need a temporary bill to fund government past Dec. 8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la glitz masks Asia's tensions as Trump winds up tou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year after Trump's election, coal's future remains bleak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kips East Asia leaders Summit, sends Tillerson instead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ssions looking into special counsel for Clinton issues: media repor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licon Valley blasts Senate proposal to tax startup op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or Rand Paul returns to work after being tackled while mowing law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approves Trump Transportation Department nomine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isks ahead for U.S. tax push as disputes linger, Trump retur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aps ex-pharma executive Azar as U.S. health secretar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confident of passing House tax bill: Brad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o meet with U.S. House Republicans Thursday about taxes: White Hou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urors in U.S. Senator's bribery trial told to keep talkin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preme Court to hear Minnesota voter apparel law challeng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Democrats seek probe of FCC chairman's treatment of Sinclai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vaunts trade progress, red carpets on 'fruitful' Asia trip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er U.S. Vice President Biden leaves open door to 2020 ru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House will reject total elimination of state and local tax deductions: Brad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distances himself from remarks on Putin over election meddlin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er intelligence officials say Trump is being manipulated by Puti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vestigators probe Trump knowledge of campaign's Russia dealings: sourc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etnam, China avoid quarrel over South China Sea during visi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ays North Korea's Kim insulted him by calling him 'old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'Can I get it to go?' Canada's Trudeau charms <text:s/>Manila while ordering fried chicke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nd Vietnam's president underscore free and open access to South China Se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remlin: U.S. to blame for no Putin-Trump bilateral meeting in Vietnam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sked Putin if allegations of Russian meddling were true: RI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rrives in Philippines for Asian leaders' summi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: Being friends with North Korea's Kim is possibl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s Trump targets immigrants, U.S. farm sector looks to automat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tin: alleged Manafort Russian link fabricated by Trump opponen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ing DHS chief denies White House pressured her over immigration program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establishment bails on Alabama candidate after sex allega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ynn lawyer denies reports of quid pro quo plan to deliver cleric to Turke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wyers for former Trump aide Flynn call allegations outrageous, fal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ficit worries complicate path for Republican tax cu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Republican Senate campaign wing ends fundraising tie with Moore: Politico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ueling Republican tax plans advance in Congres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ind energy firms cheer U.S. Senate tax bill for keeping tax credi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praises 'productive' China talks, but tough action seen ahead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rst lady Melania plays tourist as Trump departs Beijin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Senate candidate Moore hit by sexual misconduct allega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orus of sexual harassment allegations spreads among U.S. statehous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ould want Moore to step aside if sexual misconduct allegations true: White Hou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ogle supports U.S. efforts to disclose buyers of online political ad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tax plan does not kill electric vehicle credi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nd Paul's accused attacker pleads not guilty to assaul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U.S. Senators Rubio, Lee want boost to child tax credi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In U.S. Senate, Democrats represent highest-tax stat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How the U.S. Senate and House tax proposals diff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re Americans think wealthy, not middle class, will benefit from tax reform: Reuters/Ipso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Senator Flake concerned about tax plan impact on deb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, Clinton camps both offered slice of dossier firm's work: sourc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nce voices U.S. concern to Turkish prime minister about arres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committee passes sweeping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Senate Republican tax proposal diverges from House bill on cu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stant View: Senate plan delays corporate tax cut, won't repeal Obamacare mandat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tax plan includes full repeal of federal SALT deductions: Senato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House tax chairman proposes tweaks to tax-cut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small business lobby throws support behind House Republican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 Beijing, Trump presses China on North Korea and trad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cientists decry Arctic oil expansion in letter to U.S. senator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blacklists 10 Venezuelans for corruption, undermining state vot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ing DHS chief pressured by White House, wants to resign: repor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Senate confirms top EPA air quality official despite concer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panel to finish work on tax legislation Thursday: chairma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Republicans may repeal Obamacare's mandate in tax bill: Corny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plan delays corporate tax cut, won't repeal Obamacare mandate: senato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rginia Republican Goodlatte will not seek re-elec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's stop in Vietnam a poignant one for U.S. vetera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's $250 billion China 'miracle' adds gloss to 'off-kilter' trad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ttis looking at ways to bring Russia into compliance with arms control treat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iwan the most important issue in Sino-U.S. ties, China's Xi tells Trump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ays he and China's Xi to try to end opioid crisi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heaps praise on 'very special' Xi in China visi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has 'frank' exchange on South China Sea during Trump visi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ina's Xi: stable development of China-U.S. economic ties to drive global growth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bidden in China, but Trump skirts 'Great Firewall' to tweet about Beijing trip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s ride grassroots wave to major statehouse gai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firm Air Products, China's Yankuang plan to build $3.5 billion coal-to-syngas plant in Chin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llerson says 'no disagreement' between Trump and Xi on North Kore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ays U.S. upholds and sticks to 'one China' policy: Xinhu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ina's Xi says will persist with Korean peninsula denucleariza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i says China to be more open, transparent to foreign companies including America'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ina, U.S. create 'miracle' with $253.4 billion in dealmaking: Zhon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ells China's Xi he believes there is solution to North Kore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p ranks of career U.S. diplomats thin under Tillerson: un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panel sets November 28 confirmation hearing for Fed chair nominee Powe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x-cut debate in U.S. Congress swings to Senate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w U.S. government rules restrict travel and trade with Cub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's limited appeal a warning sign for Republicans ahead of 2018 elec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panel drops effort to force testimony on Trump 'dossier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s working on independent Russia prob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's low approval rating masks his support among likely voters: Reuters/Ipsos po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eal of individual mandate would increase uninsured, premiums: CBO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BO estimates ending Obamacare mandate would increase uninsured, premium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ine governor says he will not expand Medicaid despite vot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Senate panel advances crackdown on online sex traffickin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chigan Senator urges Congress to retain electric car tax credi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judge issues gag order in Manafort ca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nnesota Senate may halt operations on Dec. 1 due to funding disput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-pharma exec Azar is top choice to run U.S. health agency: sourc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ic wins in U.S. state elections boost hopes for carbon tradin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meland Security nominee says no need for full U.S.-Mexico border wa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s win bitter Virginia governor's race in setback for Trump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tax bill would add $1.7 trillion to deficit: CBO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Senate still on track to release tax bill Thursday: aid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ina's Xi fetes Trump on first day of Beijing trip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lawmakers introduce bipartisan bills on foreign investment amid China worri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gress finalizes $700 billion defense spending pla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yan opens door to later corporate tax rate cut: Fox New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arns 'rogue regime' North Korea of grave dang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merce Secretary says Trump-Xi talks will address trade imbalanc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siness group pushes for U.S. flood insurance reform as December deadline loom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condemns missile attacks on Saudi by Yemen's Houthi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ran calls Houthi missile attack targeting Riyadh 'reaction' to Saudi aggress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w York Mayor de Blasio wins re-election in widely expected resul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scow has never supported complete embargo on North Korea: RIA cites deputy FM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Commerce chief Ross divesting shipping interests: officia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ina says will investigate if U.N. resolutions on North Korea contravened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o ask China to cut financial links with North Korea: White House officia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ters in Maine approve expansion of Medicaid under Obamacar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tax plans gain speed; Fitch warns on defici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What's in tax bill U.S. House Republicans are debating?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arges dropped against woman who laughed at Trump nominee Sess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 Phil Murphy wins New Jersey governor's election: medi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inese media upbeat on U.S. ties ahead of Trump visi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arns 'rogue regime' North Korea of grave dang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 Ralph Northam wins Virginia governor's race: medi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uth Korea's Moon first suggested Trump visit DMZ: Blue House officia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Senate panel targets Chinese banks with North Korea sanc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or seeks explanation for career U.S. prosecutor's abrupt resigna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entucky clerk opposed to gay marriage to run for 2018 re-elec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er U.S. Homeland Security officials back nominee ahead of hearin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Senate Republicans to unveil tax proposal on Friday: McConne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FL opposes U.S. Republican tax plan on stadium fundin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Democrat calls GOP Clinton probe scheme to 'distract' from Russia inquir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ttorney General Jeff Sessions to face House judiciary panel November 14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o give major North Korea speech, then press China to do mor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tax panel chair says expects vote on plan next week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'Open Sesame:' Lobbyists cheer warmer welcome in Trump White Hou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to stage drill with three carriers as Trump visits Asi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er Trump adviser Page met Russian officials in 2016 Moscow trip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push ahead with tax bill as Democrats sharpen attack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commerce chief says he is likely to divest Russia-linked shipping stak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ory Withdrawn: Wealthy win in U.S. House tax bill, taxes rise for some - think tank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attorney general due to face Democrats' Russia questions next week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judge keeps bail conditions for ex-Trump campaign aide Manafor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wants $4 billion more for missile defense, citing North Kore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wo children sue over Trump effort to roll back Clean Power Pla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ays Japan would shoot North Korean missiles 'out of sky' if it bought U.S. weaponr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ssian lawyer says Trump son offered to return to issue of sanctions law: Bloomber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commerce chief Ross says nothing improper about investments: BBC report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ssia's Sibur says had no direct dealings with Wilbur Ros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dia orders investigation after Paradise Papers leak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surers step up pitch for Obamacare as government slashes its effor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or Paul suffers five broken ribs after assault: repor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, Japan's Abe toast 'bromance' as two-day summit wraps up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ilies of Japanese abducted by North Korea meet Trump, but want ac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, Abe didn't discuss bilateral FTA: Japan spokesma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greets Japanese emperor with a handshake and nod - but no bow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ina hopes all sides' words and actions reduce tension on Korean peninsul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pecial Counsel Mueller has enough evidence to charge Flynn, son: NBC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weighing 'host of ideas' in tax bill revision, Ryan say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secutors: Manafort needs to detail finances further in bail talk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-Democratic leader who mulled dropping Clinton spurns critic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entucky man arrested in assault on Senator Rand Paul released on bai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Speaker Ryan says special counsel should not be fired: Fox News Sunda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yan says Obamacare mandate repeal on table in tax debate: Fox News Sunda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ltinationals grapple with Republican excise tax surpri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backs New York in bourses' battle for Saudi Aramco listin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ays he spoke to Saudi King about Aramco, 'they will consider' using U.S. exchang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ic leader vows fair nomination process in 2020 after uproa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afort pledges $12 million in assets in bid to avoid house arrest: documen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afort money laundering charge in Russia probe may face challeng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ither George Bush voted for Trump, book author tells New York Tim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lamic State says New York truck attacker is 'caliphate soldier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'He's such a dreamer:' Skepticism dogs U.S. envoy's North Korean peace effor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campaign aide met Russian officials in 2016: NY Tim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ays he recalls little about meeting where aide spoke of Russi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, dogged at home, begins longest presidential Asia trip in year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udge denies request to return to U.S. by Russian lawyer who met Trump Jr.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r of NY attack suspect says he may have been brainwashed; appeals to Trump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dviser Cohn says tax cuts wouldn't be retroactive: Fox Business Network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udge proposes May 7 trial date for former Trump aide Manafor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wo key Republicans agree on national flood insuranc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urges adding anti-Obamacare provision to tax bill: lawmak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tax plan a blow to Democratic states, officials sa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rth Korea calls for a halt to 'brutal' sanc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witter employee briefly shuts Trump account, putting controls in ques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ipartisan bills expected to toughen U.S. foreign investment rul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ady to offer 'substantive' U.S. tax bill amendment on Monday: statemen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seek special counsel's removal from Russia prob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House approves funding for children's healthcare program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ays unsure if Tillerson will remain secretary of stat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ays to spend extra day in Philippines during Asia trip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een groups sue for access to U.S. monument documents: lawsui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orld 'running out of time' on North Korea, Trump to tell Asia: White Hou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vanka Trump says world should boost women in cutting-edge industri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unveil tax cut bill, but the hard work awai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t long last, ground broken for Eisenhower memorial in Washingt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w Trump immigration efforts aim to stop child border crosser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ina says has made best effort on North Korea ahead of Trump visi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ina says South China Sea not an issue between China, United Stat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ina says confident in economic relations with U.S. ahead of Trump visi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ays ending chain migration will be part of a DACA deal: Fox interview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ith 'America First,' Trump mutes U.S. voice on human rights in Asi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draft U.N. resolution seeks extension of Syria chemical prob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What's in tax bill from Trump, House Republicans?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tax plan would deal financial hit to U.S. universiti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tax bill seeks elimination of some municipal deb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tax plan threatens Wall Street's Bermuda idy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tax plan may mean slightly less grand sports stadium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Belgian mother of two, young New Yorker among victims of truck attack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judge orders former Trump aides to stay under home arres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Democrats demand that Sessions testify again on Russi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House committee wants documents from former Trump aide Pag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clusive: Trump boosts disaster aid for Puerto Rico rebuild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tax plan would let churches enter political fra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ll St. tax break once blasted by Trump preserved in Republican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visory: Story on U.S. House tax panel chairman on deducting mortage interest withdraw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tax bill hits wind power, solar largely unscathed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well rose to top of Trump's list as safe, savvy choice for Fed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aps Fed centrist Powell to lead U.S. central bank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upports Republican tax overhaul bill: advis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deral Reserve governor Powell's policy views, in his own word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lawmakers target Myanmar military with new sanc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Republicans propose to scrap $7,500 electric vehicle credi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afort associate Gates hires new defense team in Russia probe ca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udge warns attorneys for Manafort and Gates against speaking on case out of cour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s sue to get documents on Trump's Washington hote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w York Republican Zeldin opposes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attorney general says tech companies should help access encrypted evidenc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's opponents race to the courthouse to thwart him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forces high-wire act for Republican in Virginia governor's rac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ldman's Blankfein: If Trump taps Powell as Fed chair wouldn't be 'one bit disappointed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ldman's Blankfein is only major financial firm CEO to join Trump on China trip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's tax cut won't be the biggest in U.S. histor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campaign adviser Clovis withdraws from consideration for administration pos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afort not a flight risk, lawyers say in court filin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lawmakers seek 'well-rounded biofuels policies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unveil tax cut bill, but the hard work awai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ck attack suspect's New Jersey city a haven for Muslim immigran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: Sending New York City suspect to Guantanamo would take too lon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authorities identify six Russian officials in DNC hack: WSJ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aps Fed centrist Powell to lead U.S. central bank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wo ex-Trump aides head to U.S. court on charges in Russia prob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lawmakers release sample of Russian-bought Facebook ad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 meeting, Trump to push a reluctant Xi to rein in North Kore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fter delay, Republicans in Congress prepare to introduce tax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calls for ending visa program after N.Y. attack, blasts Democra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questions FEMA over Puerto Rico power contrac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What is in Republican tax bill? Here is the framework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box: Trump tax plan stumbles on local tax deduction, 401(k)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ch companies join support of 'Dreamers,' challenging Trump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'diversity visa' program in spotlight after New York attack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lawmakers reach agreement on new North Korea sanc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does not recall suggestion of Putin meeting: White Hou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-British spy paid $168,000 for Trump dossier, U.S. firm disclos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panel to vote next week on online sex-trafficking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tax panel chair: corporate tax cut may take 'several steps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ut for votes: Battle over rights inspires more U.S. transgender candidat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xt U.S. disaster aid approval likely in December: Senator Corny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Banking chair, Democrats say still hopeful for deal on Dodd-Frank bank rules rewrit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panel urges more treatment options to fight opioid crisi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s defend Trump court pick rated 'not qualified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clusive: Congressional committee questions operation of WHO cancer agenc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gress should weigh U.S. regulation of gun 'bump stocks': Republican Senato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rth Korean defector pushes diplomatic solution in U.S. Congres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House panel to disclose some Russian-linked Facebook ad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Budget Committee chair: Tax bill to be released early Thursda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amacare 2018 enrollment clouded by uncertainty under Trump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urt document shows Manafort wealth, ties to Russian oligarch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ays current Fed chair Yellen is 'excellent'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Republicans to meet with Trump on Thursday: aid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nnounces picks for U.S. attorneys in California, Texas, other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lease of House tax bill delayed until Thursda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senators hammer Facebook for power over election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turn Manafort's money, Democrats demand of California Republica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afort spent millions on homes, rugs, clothes: court filin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ssian lawyer who met Trump Jr. seeks return to U.S. to defend money laundering settlemen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er Trump campaign adviser denies encouraging aide on Russia dealing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 Russia probe, Mueller's first charges a show of forc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tax bill release delayed until Thursday: sourc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cal, powerful critic of Wall Street rules leaving Congres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nuclear arsenal to cost $1.2 trillion over next 30 years: CBO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Senate Republicans want to speed Trump nominee approval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chief of staff's Civil War comment sparks criticism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ior Republican proposes more oversight of foreign lobbyin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: Trump campaign gave Papadopoulos emails to special counse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EPA bans some scientists from independent advisory board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Republican leader says on path toward deal on government fundin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crats want a law to stop Trump from bombing North Kore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remlin says Russia not accused in U.S. case against ex-Trump aid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ays he is not looking to phase in corporate tax cu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lobbying trade group urges Congress to revamp disclosure law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ors to introduce bill to boost cyber defenses of voting system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House tax chief says state income tax deduction will not remai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wo ex-Trump aides charged in Russia probe, third pleads guilt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ssia, commenting on Manafort charges, says U.S. should further investigate Ukrainian links: RI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chief of staff calls for special counsel to probe Democra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legations of Russian meddling in U.S., Europe elections 'fantasies': Ifax cites foreign minist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business group worries Trump unprepared for commercial talks with Chin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clusive: U.S. needs to improve oversight of labs handling dangerous pathogens - report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administration does not want limits on war authoriza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lobbyist Tony Podesta leaves firm amid <text:s/>Manafort prob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er Trump adviser Papadopoulos pleads guilty to lying to FBI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lony NorthStar ends consulting agreement with former Trump aide Gat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rcury partner says firm cooperating with Mueller's Russia prob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regulator asks Trump not to dismantle class-action rul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ate Intelligence chairman: Indictments do not change panel's investigatio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fense rests in Democratic Senator Menendez's bribery tria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o are Paul Manafort and Rick Gates?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afort attorney: No evidence client colluded with Russia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ernie Sanders backs 'millionaires' tax' to fix New York subwa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likely to pick Fed's Powell to lead central bank: sourc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: no sign of collusion in campaign aides' indictmen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says Trump not eying corporate tax rate phase-i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not interfering with probe, won't fire Mueller: lawyer to CNN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ama blasts 'politics of division' on return to campaign trai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continues to cooperate with special counsel -officia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ays Manafort charges 'years ago'; indictment includes 2017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afort, ex-associate face charges in U.S. Russia probe: repor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wo ex-Trump aides charged in Russia probe, third pleads guilt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pecial counsel's Russia probe entering new phase with first charg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ax overhaul under intensifying fire as Congress readies bil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rst charges filed in U.S. special counsel's Russia investigation: sourc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ublican senator wants Democrats to testify on Trump dossier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says will release nearly all JFK assassination fil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House panel says agreement reached over Fusion GPS bank record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CC media rule rollback could usher in TV station buying spre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rst charges filed in Russia probe led by U.S. Special Counsel: sourc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taps former NASA head Griffin for deputy defense role: White Hous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Y, California governors say residents would suffer under Trump tax cut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sy White House tax cut forecast clashes with independent analysi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ley says does not want Secretary of State Tillerson's job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sident Trump leaning toward Powell as next Fed chair: sourc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State Department names Russian defense, intel firms under sanctions law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ey House lawmaker sees progress allaying tax deduction concerns: Fox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House says Trump will announce Fed chair pick next week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seeks meeting soon to revive Asia-Pacific 'Quad' security forum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declares opioids a U.S. public health emergency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.S. belatedly begins to comply with Russia sanctions law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witter bans ads from two Russian media outlets, cites election meddling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se panels seek documents on Puerto Rico utility deal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mp releases some JFK files, blocks others under pressure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llerson tells Myanmar army chief U.S. concerned about reported atrocities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clusive: While advising Trump in 2016, ex-CIA chief proposed plan to discredit Turkish cleric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ttis visits Seoul for defense talks as tensions climb</text:p>
          </table:table-cell>
          <table:table-cell table:style-name="ce2" office:value-type="string" calcext:value-type="string">
            <text:p>false</text:p>
          </table:table-cell>
          <table:table-cell table:number-columns-repeated="1022"/>
        </table:table-row>
        <table:table-row table:style-name="ro2" table:number-rows-repeated="10465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data.$A$1" table:cell-range-address="$data.$A$1:.$B$2001"/>
        </table:named-expressions>
      </table:table>
      <table:named-expressions/>
      <table:database-ranges>
        <table:database-range table:name="__Anonymous_Sheet_DB__0" table:target-range-address="data.A1:data.B20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02" meta:object-count="0"/>
    <meta:generator>LibreOfficeDev/6.0.5.2$Linux_X86_64 LibreOffice_project/</meta:generator>
  </office:meta>
</office:document-meta>
</file>